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2.96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co21" style:family="table-column">
      <style:table-column-properties fo:break-before="auto" style:column-width="3.5484in"/>
    </style:style>
    <style:style style:name="co22" style:family="table-column">
      <style:table-column-properties fo:break-before="auto" style:column-width="0.8681in"/>
    </style:style>
    <style:style style:name="co23" style:family="table-column">
      <style:table-column-properties fo:break-before="auto" style:column-width="1.0181in"/>
    </style:style>
    <style:style style:name="co24" style:family="table-column">
      <style:table-column-properties fo:break-before="auto" style:column-width="0.9327in"/>
    </style:style>
    <style:style style:name="co25" style:family="table-column">
      <style:table-column-properties fo:break-before="auto" style:column-width="0.75in"/>
    </style:style>
    <style:style style:name="co26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0" style:family="table-cell" style:parent-style-name="Default" style:data-style-name="N121">
      <style:text-properties fo:font-weight="bold" style:font-weight-asian="bold" style:font-weight-complex="bold"/>
    </style:style>
    <style:style style:name="ce7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21">
      <style:text-properties fo:font-weight="normal" style:font-weight-asian="normal" style:font-weight-complex="normal"/>
    </style:style>
    <style:style style:name="ce77" style:family="table-cell" style:parent-style-name="Default" style:data-style-name="N121"/>
    <style:style style:name="ce78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7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0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9" style:family="table-cell" style:parent-style-name="Default">
      <style:text-properties fo:font-style="italic" style:font-style-asian="italic" style:font-style-complex="italic"/>
    </style:style>
    <style:style style:name="ce110" style:family="table-cell" style:parent-style-name="Default">
      <style:table-cell-properties style:vertical-align="top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2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1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1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2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4" style:family="table-cell" style:parent-style-name="Default" style:data-style-name="N121"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7" style:family="table-cell" style:parent-style-name="Default">
      <style:text-properties fo:font-weight="normal" style:font-weight-asian="normal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71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72" style:family="table-cell" style:parent-style-name="Default" style:data-style-name="N11"/>
    <style:style style:name="ce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ce77"/>
        <table:table-column table:style-name="co8" table:default-cell-style-name="ce77"/>
        <table:table-column table:style-name="co9" table:default-cell-style-name="ce7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ce101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72"/>
        <table:table-column table:style-name="co15" table:default-cell-style-name="ce72"/>
        <table:table-column table:style-name="co15" table:default-cell-style-name="ce77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72"/>
        <table:table-column table:style-name="co16" table:default-cell-style-name="ce72"/>
        <table:table-column table:style-name="co15" table:default-cell-style-name="ce77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ce72"/>
        <table:table-column table:style-name="co14" table:default-cell-style-name="ce72"/>
        <table:table-column table:style-name="co19" table:default-cell-style-name="ce77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61" office:value-type="string" calcext:value-type="string">
            <text:p>Terminología Especializada en Documentos Jurídicos</text:p>
          </table:table-cell>
          <table:table-cell table:number-columns-repeated="29"/>
          <table:table-cell table:style-name="ce125"/>
          <table:table-cell table:number-columns-repeated="4"/>
          <table:table-cell table:style-name="ce125"/>
          <table:table-cell table:number-columns-repeated="864"/>
        </table:table-row>
        <table:table-row table:style-name="ro4">
          <table:table-cell/>
          <table:table-cell table:style-name="ce62" office:value-type="string" calcext:value-type="string">
            <text:p>7A_First Third</text:p>
          </table:table-cell>
          <table:table-cell/>
          <table:table-cell table:style-name="ce69"/>
          <table:table-cell table:style-name="ce73"/>
          <table:table-cell table:style-name="ce79"/>
          <table:table-cell table:style-name="ce81" office:value-type="string" calcext:value-type="string" table:number-columns-spanned="3" table:number-rows-spanned="1">
            <text:p>Compiled Formative/Summative</text:p>
          </table:table-cell>
          <table:covered-table-cell table:style-name="ce90"/>
          <table:covered-table-cell table:style-name="ce74"/>
          <table:table-cell table:number-columns-repeated="892"/>
        </table:table-row>
        <table:table-row table:style-name="ro5">
          <table:table-cell table:number-columns-repeated="3"/>
          <table:table-cell table:style-name="ce69"/>
          <table:table-cell table:style-name="ce73"/>
          <table:table-cell table:style-name="ce79"/>
          <table:table-cell table:style-name="ce81" office:value-type="string" calcext:value-type="string" table:number-columns-spanned="3" table:number-rows-spanned="1">
            <text:p>Assessments</text:p>
          </table:table-cell>
          <table:covered-table-cell table:style-name="ce90"/>
          <table:covered-table-cell table:style-name="ce74"/>
          <table:table-cell table:number-columns-repeated="3"/>
          <table:table-cell table:style-name="ce99"/>
          <table:table-cell/>
          <table:table-cell table:style-name="ce105"/>
          <table:table-cell table:style-name="ce10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5"/>
          <table:table-cell table:number-columns-repeated="5"/>
          <table:table-cell table:style-name="ce105"/>
          <table:table-cell table:number-columns-repeated="5"/>
          <table:table-cell table:style-name="ce59"/>
          <table:table-cell table:number-columns-repeated="869"/>
        </table:table-row>
        <table:table-row table:style-name="ro6">
          <table:table-cell table:number-columns-repeated="901"/>
        </table:table-row>
        <table:table-row table:style-name="ro7">
          <table:table-cell table:style-name="ce59"/>
          <table:table-cell table:style-name="ce59" office:value-type="string" calcext:value-type="string">
            <text:p>Note: All homework in written format and all exams are graded by rubric.</text:p>
          </table:table-cell>
          <table:table-cell/>
          <table:table-cell table:style-name="ce59"/>
          <table:table-cell table:style-name="ce74" table:number-columns-repeated="2"/>
          <table:table-cell table:style-name="ce76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9"/>
          <table:table-cell table:style-name="ce93"/>
          <table:table-cell table:style-name="ce95" office:value-type="string" calcext:value-type="string">
            <text:p><text:s/></text:p>
          </table:table-cell>
          <table:table-cell table:style-name="ce100"/>
          <table:table-cell table:style-name="ce102"/>
          <table:table-cell/>
          <table:table-cell table:style-name="ce59"/>
          <table:table-cell table:style-name="ce99"/>
          <table:table-cell table:style-name="ce59"/>
          <table:table-cell table:style-name="ce102"/>
          <table:table-cell/>
          <table:table-cell table:style-name="ce74" table:number-columns-repeated="2"/>
          <table:table-cell table:style-name="ce70"/>
          <table:table-cell table:style-name="ce59"/>
          <table:table-cell table:style-name="ce102"/>
          <table:table-cell/>
          <table:table-cell table:style-name="ce74" table:number-columns-repeated="2"/>
          <table:table-cell table:style-name="ce70"/>
          <table:table-cell table:style-name="ce59" table:number-columns-repeated="3"/>
          <table:table-cell table:style-name="ce74" table:number-columns-repeated="2"/>
          <table:table-cell table:style-name="ce70"/>
          <table:table-cell table:style-name="ce59" table:number-columns-repeated="866"/>
        </table:table-row>
        <table:table-row table:style-name="ro8">
          <table:table-cell table:number-columns-repeated="4"/>
          <table:table-cell table:style-name="ce75"/>
          <table:table-cell/>
          <table:table-cell table:style-name="ce76" office:value-type="string" calcext:value-type="string">
            <text:p>Homework ==&gt;</text:p>
          </table:table-cell>
          <table:table-cell table:style-name="ce78"/>
          <table:table-cell office:value-type="float" office:value="0.6" calcext:value-type="float">
            <text:p>0.6</text:p>
          </table:table-cell>
          <table:table-cell/>
          <table:table-cell table:style-name="ce94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59"/>
          <table:table-cell table:style-name="ce102"/>
          <table:table-cell/>
          <table:table-cell table:style-name="ce108" office:value-type="string" calcext:value-type="string">
            <text:p>Week 01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02</text:p>
          </table:table-cell>
          <table:table-cell table:number-columns-repeated="3"/>
          <table:table-cell table:style-name="ce102"/>
          <table:table-cell/>
          <table:table-cell table:style-name="ce112" office:value-type="string" calcext:value-type="string">
            <text:p>Week 03</text:p>
          </table:table-cell>
          <table:table-cell table:number-columns-repeated="3"/>
          <table:table-cell table:style-name="ce102"/>
          <table:table-cell/>
          <table:table-cell table:style-name="ce112" office:value-type="string" calcext:value-type="string">
            <text:p>Week 04</text:p>
          </table:table-cell>
          <table:table-cell table:number-columns-repeated="3"/>
          <table:table-cell table:style-name="ce102"/>
          <table:table-cell table:style-name="ce108" office:value-type="string" calcext:value-type="string">
            <text:p>Week 05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76"/>
          <table:table-cell/>
          <table:table-cell table:style-name="ce76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4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59"/>
          <table:table-cell/>
          <table:table-cell table:style-name="ce59"/>
          <table:table-cell table:number-columns-repeated="2"/>
          <table:table-cell table:style-name="ce109"/>
          <table:table-cell/>
          <table:table-cell table:style-name="ce59"/>
          <table:table-cell table:number-columns-repeated="5"/>
          <table:table-cell table:style-name="ce59"/>
          <table:table-cell table:number-columns-repeated="3"/>
          <table:table-cell table:style-name="ce109"/>
          <table:table-cell table:style-name="ce9"/>
          <table:table-cell table:style-name="ce59"/>
          <table:table-cell table:number-columns-repeated="4"/>
          <table:table-cell table:style-name="ce9"/>
          <table:table-cell table:style-name="ce59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59"/>
          <table:table-cell table:style-name="ce74" office:value-type="string" calcext:value-type="string">
            <text:p>Final</text:p>
          </table:table-cell>
          <table:table-cell/>
          <table:table-cell table:style-name="ce70"/>
          <table:table-cell table:number-columns-repeated="5"/>
          <table:table-cell table:style-name="ce97"/>
          <table:table-cell table:style-name="ce103"/>
          <table:table-cell table:style-name="ce97"/>
          <table:table-cell/>
          <table:table-cell table:style-name="ce98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19"/>
          <table:table-cell table:style-name="ce124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 table:number-columns-repeated="2"/>
          <table:table-cell table:style-name="ce124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 table:number-columns-repeated="2"/>
          <table:table-cell table:style-name="ce124" office:value-type="string" calcext:value-type="string">
            <text:p>Weekly</text:p>
          </table:table-cell>
          <table:table-cell/>
          <table:table-cell table:style-name="ce103"/>
          <table:table-cell table:style-name="ce109"/>
          <table:table-cell table:style-name="ce109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9"/>
          <table:table-cell table:style-name="ce74" office:value-type="string" calcext:value-type="string">
            <text:p>First Third</text:p>
          </table:table-cell>
          <table:table-cell table:style-name="ce74"/>
          <table:table-cell table:style-name="ce74" office:value-type="string" calcext:value-type="string">
            <text:p>Participation</text:p>
          </table:table-cell>
          <table:table-cell table:style-name="ce74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97" office:value-type="string" calcext:value-type="string">
            <text:p>First Exam</text:p>
          </table:table-cell>
          <table:table-cell table:style-name="ce98"/>
          <table:table-cell table:style-name="ce104"/>
          <table:table-cell table:style-name="ce106"/>
          <table:table-cell table:style-name="ce109"/>
          <table:table-cell table:style-name="ce98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1.1</text:p>
          </table:table-cell>
          <table:table-cell table:style-name="ce121" office:value-type="string" calcext:value-type="string">
            <text:p>Prezy</text:p>
          </table:table-cell>
          <table:table-cell table:style-name="ce124" office:value-type="string" calcext:value-type="string">
            <text:p>Particip.</text:p>
          </table:table-cell>
          <table:table-cell table:style-name="ce110"/>
          <table:table-cell table:style-name="ce104"/>
          <table:table-cell table:style-name="ce106"/>
          <table:table-cell table:style-name="ce119" office:value-type="string" calcext:value-type="string">
            <text:p>HW_02.1</text:p>
          </table:table-cell>
          <table:table-cell table:style-name="ce119" office:value-type="string" calcext:value-type="string">
            <text:p>HW_02.2</text:p>
          </table:table-cell>
          <table:table-cell table:style-name="ce124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3.1</text:p>
          </table:table-cell>
          <table:table-cell table:style-name="ce119" office:value-type="string" calcext:value-type="string">
            <text:p>HW_03.2</text:p>
          </table:table-cell>
          <table:table-cell table:style-name="ce124" office:value-type="string" calcext:value-type="string">
            <text:p>Particip.</text:p>
          </table:table-cell>
          <table:table-cell/>
          <table:table-cell table:style-name="ce104"/>
          <table:table-cell/>
          <table:table-cell table:style-name="ce109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59"/>
          <table:table-cell table:style-name="ce77"/>
          <table:table-cell table:style-name="ce74"/>
          <table:table-cell table:style-name="ce70" table:number-columns-repeated="2"/>
          <table:table-cell table:style-name="ce74"/>
          <table:table-cell table:number-columns-repeated="2"/>
          <table:table-cell table:style-name="ce98" office:value-type="string" calcext:value-type="string">
            <text:p>\</text:p>
          </table:table-cell>
          <table:table-cell table:style-name="ce98"/>
          <table:table-cell table:style-name="ce104"/>
          <table:table-cell table:style-name="ce106"/>
          <table:table-cell table:style-name="ce110"/>
          <table:table-cell table:style-name="ce98"/>
          <table:table-cell table:style-name="ce109"/>
          <table:table-cell table:style-name="ce104"/>
          <table:table-cell table:style-name="ce106"/>
          <table:table-cell table:style-name="ce121" table:number-columns-repeated="2"/>
          <table:table-cell table:style-name="ce124"/>
          <table:table-cell table:style-name="ce109"/>
          <table:table-cell table:style-name="ce104"/>
          <table:table-cell table:style-name="ce106"/>
          <table:table-cell table:style-name="ce121" table:number-columns-repeated="2"/>
          <table:table-cell table:style-name="ce124"/>
          <table:table-cell table:style-name="ce109"/>
          <table:table-cell table:style-name="ce104"/>
          <table:table-cell table:style-name="ce106"/>
          <table:table-cell table:style-name="ce121" table:number-columns-repeated="2"/>
          <table:table-cell table:style-name="ce124"/>
          <table:table-cell/>
          <table:table-cell table:style-name="ce104"/>
          <table:table-cell table:style-name="ce110"/>
          <table:table-cell table:style-name="ce109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ACOSTA PONCE ANDREA SOPHIA</text:p>
          </table:table-cell>
          <table:table-cell table:style-name="ce9" office:value-type="string" calcext:value-type="string">
            <text:p>Sophia</text:p>
          </table:table-cell>
          <table:table-cell table:style-name="ce70"/>
          <table:table-cell table:style-name="ce74" table:formula="of:=(0.1*[.G14])+(0.6*[.H14])+(0.3*[.I14])" office:value-type="float" office:value="9.0425" calcext:value-type="float">
            <text:p>9.0</text:p>
          </table:table-cell>
          <table:table-cell/>
          <table:table-cell table:formula="of:=AVERAGE([.Q14];[.W14];[.AC14];[.AI14])" office:value-type="float" office:value="9.625" calcext:value-type="float">
            <text:p>9.6</text:p>
          </table:table-cell>
          <table:table-cell table:formula="of:=AVERAGE([.U14];[.V14];[.AA14];[.AB14];[.AG14];[.AH14])" office:value-type="float" office:value="8.7166666666666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ophia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Sophi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oph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Soph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9" office:value-type="string" calcext:value-type="string">
            <text:p>Sophi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7.9" calcext:value-type="float">
            <text:p>7.9</text:p>
          </table:table-cell>
          <table:table-cell table:style-name="ce72" office:value-type="float" office:value="9.5" calcext:value-type="float">
            <text:p>9.5</text:p>
          </table:table-cell>
          <table:table-cell table:style-name="ce59"/>
          <table:table-cell table:style-name="ce9" office:value-type="string" calcext:value-type="string">
            <text:p>Sophi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1">
          <table:table-cell/>
          <table:table-cell table:style-name="ce63" office:value-type="string" calcext:value-type="string">
            <text:p>BENDIMEZ DE LA TORRE PABLO </text:p>
          </table:table-cell>
          <table:table-cell table:style-name="ce9" office:value-type="string" calcext:value-type="string">
            <text:p>Pablo</text:p>
          </table:table-cell>
          <table:table-cell table:style-name="ce70"/>
          <table:table-cell table:style-name="ce74" table:formula="of:=(0.1*[.G15])+(0.6*[.H15])+(0.3*[.I15])" office:value-type="float" office:value="8.3175" calcext:value-type="float">
            <text:p>8.3</text:p>
          </table:table-cell>
          <table:table-cell/>
          <table:table-cell table:formula="of:=AVERAGE([.Q15];[.W15];[.AC15];[.AI15])" office:value-type="float" office:value="9.625" calcext:value-type="float">
            <text:p>9.6</text:p>
          </table:table-cell>
          <table:table-cell table:formula="of:=AVERAGE([.U15];[.V15];[.AA15];[.AB15];[.AG15];[.AH15])" office:value-type="float" office:value="7.75833333333333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Pablo</text:p>
          </table:table-cell>
          <table:table-cell table:style-name="ce72" office:value-type="float" office:value="9" calcext:value-type="float">
            <text:p>9.0</text:p>
          </table:table-cell>
          <table:table-cell table:style-name="ce101"/>
          <table:table-cell office:value-type="string" calcext:value-type="string">
            <text:p>Pablo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9" office:value-type="string" calcext:value-type="string">
            <text:p>Pabl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9"/>
          <table:table-cell table:style-name="ce66" office:value-type="string" calcext:value-type="string">
            <text:p>Julianna</text:p>
          </table:table-cell>
          <table:table-cell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ASTILLERO LOPEZ ERIKA </text:p>
          </table:table-cell>
          <table:table-cell table:style-name="ce9" office:value-type="string" calcext:value-type="string">
            <text:p>Erika</text:p>
          </table:table-cell>
          <table:table-cell table:style-name="ce70"/>
          <table:table-cell table:style-name="ce74" table:formula="of:=(0.1*[.G16])+(0.6*[.H16])+(0.3*[.I16])" office:value-type="float" office:value="9.34083333333333" calcext:value-type="float">
            <text:p>9.3</text:p>
          </table:table-cell>
          <table:table-cell/>
          <table:table-cell table:formula="of:=AVERAGE([.Q16];[.W16];[.AC16];[.AI16])" office:value-type="float" office:value="9.625" calcext:value-type="float">
            <text:p>9.6</text:p>
          </table:table-cell>
          <table:table-cell table:formula="of:=AVERAGE([.U16];[.V16];[.AA16];[.AB16];[.AG16];[.AH16])" office:value-type="float" office:value="9.06388888888889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9" office:value-type="string" calcext:value-type="string">
            <text:p>Erika</text:p>
          </table:table-cell>
          <table:table-cell table:style-name="ce72" office:value-type="float" office:value="9.8" calcext:value-type="float">
            <text:p>9.8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9" office:value-type="string" calcext:value-type="string">
            <text:p>Erik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6" calcext:value-type="float">
            <text:p>8.6</text:p>
          </table:table-cell>
          <table:table-cell table:style-name="ce72" office:value-type="float" office:value="9.5" calcext:value-type="float">
            <text:p>9.5</text:p>
          </table:table-cell>
          <table:table-cell table:style-name="ce59"/>
          <table:table-cell table:style-name="ce9" office:value-type="string" calcext:value-type="string">
            <text:p>Diana B.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RUZ ABAD PAULA FERNANDA</text:p>
          </table:table-cell>
          <table:table-cell table:style-name="ce9" office:value-type="string" calcext:value-type="string">
            <text:p>Paula</text:p>
          </table:table-cell>
          <table:table-cell table:style-name="ce70"/>
          <table:table-cell table:style-name="ce74" table:formula="of:=(0.1*[.G17])+(0.6*[.H17])+(0.3*[.I17])" office:value-type="float" office:value="7.1925" calcext:value-type="float">
            <text:p>7.2</text:p>
          </table:table-cell>
          <table:table-cell/>
          <table:table-cell table:formula="of:=AVERAGE([.Q17];[.W17];[.AC17];[.AI17])" office:value-type="float" office:value="9.625" calcext:value-type="float">
            <text:p>9.6</text:p>
          </table:table-cell>
          <table:table-cell table:formula="of:=AVERAGE([.U17];[.V17];[.AA17];[.AB17];[.AG17];[.AH17])" office:value-type="float" office:value="5.58333333333333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" office:value-type="string" calcext:value-type="string">
            <text:p>Paula</text:p>
          </table:table-cell>
          <table:table-cell table:style-name="ce72" office:value-type="float" office:value="9.6" calcext:value-type="float">
            <text:p>9.6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9"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9"/>
          <table:table-cell table:style-name="ce9" office:value-type="string" calcext:value-type="string">
            <text:p>Pablo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DE LA FUENTE SOSA NAHOMI </text:p>
          </table:table-cell>
          <table:table-cell table:style-name="ce9" office:value-type="string" calcext:value-type="string">
            <text:p>Nahomi</text:p>
          </table:table-cell>
          <table:table-cell table:style-name="ce70"/>
          <table:table-cell table:style-name="ce74" table:formula="of:=(0.1*[.G18])+(0.6*[.H18])+(0.3*[.I18])" office:value-type="float" office:value="7.57916666666667" calcext:value-type="float">
            <text:p>7.6</text:p>
          </table:table-cell>
          <table:table-cell/>
          <table:table-cell table:formula="of:=AVERAGE([.Q18];[.W18];[.AC18];[.AI18])" office:value-type="float" office:value="9.625" calcext:value-type="float">
            <text:p>9.6</text:p>
          </table:table-cell>
          <table:table-cell table:formula="of:=AVERAGE([.U18];[.V18];[.AA18];[.AB18];[.AG18];[.AH18])" office:value-type="float" office:value="6.27777777777778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ahomi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1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22" table:formula="of:=(9+9)/2" office:value-type="float" office:value="9" calcext:value-type="float">
            <text:p>9.0</text:p>
          </table:table-cell>
          <table:table-cell table:style-name="ce122" table:formula="of:=(9+8.5+8.5)/3" office:value-type="float" office:value="8.66666666666667" calcext:value-type="float">
            <text:p>8.7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number-columns-repeated="2" table:style-name="ce12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9" office:value-type="string" calcext:value-type="string">
            <text:p>Nahomi</text:p>
          </table:table-cell>
          <table:table-cell/>
          <table:table-cell table:number-columns-repeated="2" table:style-name="ce12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9"/>
          <table:table-cell table:style-name="ce9" office:value-type="string" calcext:value-type="string">
            <text:p>Carl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3">
          <table:table-cell/>
          <table:table-cell table:style-name="ce63" office:value-type="string" calcext:value-type="string">
            <text:p>LAMONT MARTINEZ MARLEN GUADALUPE</text:p>
          </table:table-cell>
          <table:table-cell table:style-name="ce9" office:value-type="string" calcext:value-type="string">
            <text:p>Marlen</text:p>
          </table:table-cell>
          <table:table-cell table:style-name="ce70"/>
          <table:table-cell table:style-name="ce74" table:formula="of:=(0.1*[.G19])+(0.6*[.H19])+(0.3*[.I19])" office:value-type="float" office:value="6.7825" calcext:value-type="float">
            <text:p>6.8</text:p>
          </table:table-cell>
          <table:table-cell/>
          <table:table-cell table:formula="of:=AVERAGE([.Q19];[.W19];[.AC19];[.AI19])" office:value-type="float" office:value="9.625" calcext:value-type="float">
            <text:p>9.6</text:p>
          </table:table-cell>
          <table:table-cell table:formula="of:=AVERAGE([.U19];[.V19];[.AA19];[.AB19];[.AG19];[.AH19])"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9" office:value-type="string" calcext:value-type="string">
            <text:p>Marlen</text:p>
          </table:table-cell>
          <table:table-cell table:style-name="ce72" office:value-type="float" office:value="8.6" calcext:value-type="float">
            <text:p>8.6</text:p>
          </table:table-cell>
          <table:table-cell table:style-name="ce101"/>
          <table:table-cell office:value-type="string" calcext:value-type="string">
            <text:p>Marlen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7.4" calcext:value-type="float">
            <text:p>7.4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9"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9"/>
          <table:table-cell table:style-name="ce9" office:value-type="string" calcext:value-type="string">
            <text:p>Erik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PACHECO RODRIGUEZ ALEJANDRA </text:p>
          </table:table-cell>
          <table:table-cell table:style-name="ce68" office:value-type="string" calcext:value-type="string">
            <text:p>Ale</text:p>
          </table:table-cell>
          <table:table-cell table:style-name="ce71"/>
          <table:table-cell table:style-name="ce74" table:formula="of:=(0.1*[.G20])+(0.6*[.H20])+(0.3*[.I20])" office:value-type="float" office:value="8.8775" calcext:value-type="float">
            <text:p>8.9</text:p>
          </table:table-cell>
          <table:table-cell table:style-name="ce80"/>
          <table:table-cell table:formula="of:=AVERAGE([.Q20];[.W20];[.AC20];[.AI20])" office:value-type="float" office:value="9.625" calcext:value-type="float">
            <text:p>9.6</text:p>
          </table:table-cell>
          <table:table-cell table:formula="of:=AVERAGE([.U20];[.V20];[.AA20];[.AB20];[.AG20];[.AH20])" office:value-type="float" office:value="8.39166666666667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Ale</text:p>
          </table:table-cell>
          <table:table-cell table:style-name="ce72" office:value-type="float" office:value="9.6" calcext:value-type="float">
            <text:p>9.6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2" calcext:value-type="float">
            <text:p>9.2</text:p>
          </table:table-cell>
          <table:table-cell table:style-name="ce72" office:value-type="float" office:value="9.5" calcext:value-type="float">
            <text:p>9.5</text:p>
          </table:table-cell>
          <table:table-cell table:style-name="ce59"/>
          <table:table-cell table:style-name="ce9" office:value-type="string" calcext:value-type="string">
            <text:p>Diana C.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VELAZQUEZ CORONA REBECCA </text:p>
          </table:table-cell>
          <table:table-cell table:style-name="ce9" office:value-type="string" calcext:value-type="string">
            <text:p>Beca</text:p>
          </table:table-cell>
          <table:table-cell table:style-name="ce70"/>
          <table:table-cell table:style-name="ce74" table:formula="of:=(0.1*[.G21])+(0.6*[.H21])+(0.3*[.I21])" office:value-type="float" office:value="9.48916666666667" calcext:value-type="float">
            <text:p>9.5</text:p>
          </table:table-cell>
          <table:table-cell/>
          <table:table-cell table:formula="of:=AVERAGE([.Q21];[.W21];[.AC21];[.AI21])" office:value-type="float" office:value="9.625" calcext:value-type="float">
            <text:p>9.6</text:p>
          </table:table-cell>
          <table:table-cell table:formula="of:=AVERAGE([.U21];[.V21];[.AA21];[.AB21];[.AG21];[.AH21])" office:value-type="float" office:value="9.21111111111111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72" office:value-type="float" office:value="10" calcext:value-type="float">
            <text:p>10.0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9+9.5)/3" office:value-type="float" office:value="9.16666666666667" calcext:value-type="float">
            <text:p>9.2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Paula?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BARRERA AVILA DIANA LAURA</text:p>
          </table:table-cell>
          <table:table-cell table:style-name="ce9" office:value-type="string" calcext:value-type="string">
            <text:p>Diana B.</text:p>
          </table:table-cell>
          <table:table-cell table:style-name="ce70"/>
          <table:table-cell table:style-name="ce74" table:formula="of:=(0.1*[.G22])+(0.6*[.H22])+(0.3*[.I22])" office:value-type="float" office:value="9.03583333333333" calcext:value-type="float">
            <text:p>9.0</text:p>
          </table:table-cell>
          <table:table-cell/>
          <table:table-cell table:formula="of:=AVERAGE([.Q22];[.W22];[.AC22];[.AI22])" office:value-type="float" office:value="9.625" calcext:value-type="float">
            <text:p>9.6</text:p>
          </table:table-cell>
          <table:table-cell table:formula="of:=AVERAGE([.U22];[.V22];[.AA22];[.AB22];[.AG22];[.AH22])" office:value-type="float" office:value="8.75555555555555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" office:value-type="string" calcext:value-type="string">
            <text:p>Diana B.</text:p>
          </table:table-cell>
          <table:table-cell table:style-name="ce72" office:value-type="float" office:value="9.4" calcext:value-type="float">
            <text:p>9.4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ABAS UGARTE CARLA ALEXANDRA</text:p>
          </table:table-cell>
          <table:table-cell table:style-name="ce9" office:value-type="string" calcext:value-type="string">
            <text:p>Carla</text:p>
          </table:table-cell>
          <table:table-cell table:style-name="ce70"/>
          <table:table-cell table:style-name="ce74" table:formula="of:=(0.1*[.G23])+(0.6*[.H23])+(0.3*[.I23])" office:value-type="float" office:value="8.8325" calcext:value-type="float">
            <text:p>8.8</text:p>
          </table:table-cell>
          <table:table-cell/>
          <table:table-cell table:formula="of:=AVERAGE([.Q23];[.W23];[.AC23];[.AI23])" office:value-type="float" office:value="9.625" calcext:value-type="float">
            <text:p>9.6</text:p>
          </table:table-cell>
          <table:table-cell table:formula="of:=AVERAGE([.U23];[.V23];[.AA23];[.AB23];[.AG23];[.AH23])" office:value-type="float" office:value="8.51666666666667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9" office:value-type="string" calcext:value-type="string">
            <text:p>Carla</text:p>
          </table:table-cell>
          <table:table-cell table:style-name="ce72" office:value-type="float" office:value="9.2" calcext:value-type="float">
            <text:p>9.2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Carla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ahomi</text:p>
          </table:table-cell>
          <table:table-cell table:style-name="ce11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HAVEZ MARTINEZ DIANA EDITH</text:p>
          </table:table-cell>
          <table:table-cell table:style-name="ce9" office:value-type="string" calcext:value-type="string">
            <text:p>Diana C</text:p>
          </table:table-cell>
          <table:table-cell table:style-name="ce70"/>
          <table:table-cell table:style-name="ce74" table:formula="of:=(0.1*[.G24])+(0.6*[.H24])+(0.3*[.I24])" office:value-type="float" office:value="9.06416666666667" calcext:value-type="float">
            <text:p>9.1</text:p>
          </table:table-cell>
          <table:table-cell/>
          <table:table-cell table:formula="of:=AVERAGE([.Q24];[.W24];[.AC24];[.AI24])" office:value-type="float" office:value="9.625" calcext:value-type="float">
            <text:p>9.6</text:p>
          </table:table-cell>
          <table:table-cell table:formula="of:=AVERAGE([.U24];[.V24];[.AA24];[.AB24];[.AG24];[.AH24])" office:value-type="float" office:value="8.7527777777777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 C.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formula="of:=(9+8.5+8.5)/3" office:value-type="float" office:value="8.66666666666667" calcext:value-type="float">
            <text:p>8.7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 C.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RUZ URIBE ANGEL SEBASTIAN</text:p>
          </table:table-cell>
          <table:table-cell table:style-name="ce9" office:value-type="string" calcext:value-type="string">
            <text:p>Angel</text:p>
          </table:table-cell>
          <table:table-cell table:style-name="ce70"/>
          <table:table-cell table:style-name="ce74" table:formula="of:=(0.1*[.G25])+(0.6*[.H25])+(0.3*[.I25])" office:value-type="float" office:value="9.11583333333333" calcext:value-type="float">
            <text:p>9.1</text:p>
          </table:table-cell>
          <table:table-cell/>
          <table:table-cell table:formula="of:=AVERAGE([.Q25];[.W25];[.AC25];[.AI25])" office:value-type="float" office:value="9.625" calcext:value-type="float">
            <text:p>9.6</text:p>
          </table:table-cell>
          <table:table-cell table:formula="of:=AVERAGE([.U25];[.V25];[.AA25];[.AB25];[.AG25];[.AH25])" office:value-type="float" office:value="9.0388888888888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72" office:value-type="float" office:value="9.1" calcext:value-type="float">
            <text:p>9.1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.5+9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Angel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Marlen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FLORES DUPINET CECILIA </text:p>
          </table:table-cell>
          <table:table-cell table:style-name="ce9" office:value-type="string" calcext:value-type="string">
            <text:p>Ceci</text:p>
          </table:table-cell>
          <table:table-cell table:style-name="ce70"/>
          <table:table-cell table:style-name="ce74" table:formula="of:=(0.1*[.G26])+(0.6*[.H26])+(0.3*[.I26])" office:value-type="float" office:value="9.65083333333334" calcext:value-type="float">
            <text:p>9.7</text:p>
          </table:table-cell>
          <table:table-cell/>
          <table:table-cell table:formula="of:=AVERAGE([.Q26];[.W26];[.AC26];[.AI26])" office:value-type="float" office:value="9.625" calcext:value-type="float">
            <text:p>9.6</text:p>
          </table:table-cell>
          <table:table-cell table:formula="of:=AVERAGE([.U26];[.V26];[.AA26];[.AB26];[.AG26];[.AH26])" office:value-type="float" office:value="9.53055555555556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72" office:value-type="float" office:value="9.9" calcext:value-type="float">
            <text:p>9.9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formula="of:=(9.5+9+9.5)/3" office:value-type="float" office:value="9.3333333333333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Ceci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99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OBRAJERO DOMINGUEZ SAMIR JONATHAN</text:p>
          </table:table-cell>
          <table:table-cell table:style-name="ce9" office:value-type="string" calcext:value-type="string">
            <text:p>Samir</text:p>
          </table:table-cell>
          <table:table-cell table:style-name="ce70"/>
          <table:table-cell table:style-name="ce74" table:formula="of:=(0.1*[.G27])+(0.6*[.H27])+(0.3*[.I27])" office:value-type="float" office:value="8.2125" calcext:value-type="float">
            <text:p>8.2</text:p>
          </table:table-cell>
          <table:table-cell/>
          <table:table-cell table:formula="of:=AVERAGE([.Q27];[.W27];[.AC27];[.AI27])" office:value-type="float" office:value="9.625" calcext:value-type="float">
            <text:p>9.6</text:p>
          </table:table-cell>
          <table:table-cell table:formula="of:=AVERAGE([.U27];[.V27];[.AA27];[.AB27];[.AG27];[.AH27])" office:value-type="float" office:value="7.53333333333333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72" office:value-type="float" office:value="9.1" calcext:value-type="float">
            <text:p>9.1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99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122"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122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amir</text:p>
          </table:table-cell>
          <table:table-cell/>
          <table:table-cell table:style-name="ce122" office:value-type="float" office:value="9.1" calcext:value-type="float">
            <text:p>9.1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Ale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PEREZ MANZANO DANAE NAHOMI</text:p>
          </table:table-cell>
          <table:table-cell table:style-name="ce9" office:value-type="string" calcext:value-type="string">
            <text:p>Dana</text:p>
          </table:table-cell>
          <table:table-cell table:style-name="ce70"/>
          <table:table-cell table:style-name="ce74" table:formula="of:=(0.1*[.G28])+(0.6*[.H28])+(0.3*[.I28])" office:value-type="float" office:value="6.0525" calcext:value-type="float">
            <text:p>6.1</text:p>
          </table:table-cell>
          <table:table-cell/>
          <table:table-cell table:formula="of:=AVERAGE([.Q28];[.W28];[.AC28];[.AI28])" office:value-type="float" office:value="9.625" calcext:value-type="float">
            <text:p>9.6</text:p>
          </table:table-cell>
          <table:table-cell table:formula="of:=AVERAGE([.U28];[.V28];[.AA28];[.AB28];[.AG28];[.AH28])" office:value-type="float" office:value="8.48333333333333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9" office:value-type="string" calcext:value-type="string">
            <text:p>Dana</text:p>
          </table:table-cell>
          <table:table-cell table:style-name="ce72" office:value-type="float" office:value="0" calcext:value-type="float">
            <text:p>0.0</text:p>
          </table:table-cell>
          <table:table-cell table:style-name="ce101"/>
          <table:table-cell office:value-type="string" calcext:value-type="string">
            <text:p>Dan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+8+8)/3" office:value-type="float" office:value="8" calcext:value-type="float">
            <text:p>8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ana</text:p>
          </table:table-cell>
          <table:table-cell/>
          <table:table-cell table:number-columns-repeated="2" office:value-type="float" office:value="8.8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ana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8.1" calcext:value-type="float">
            <text:p>8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an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SOTO HERNANDEZ LESLIE SARAI</text:p>
          </table:table-cell>
          <table:table-cell table:style-name="ce9" office:value-type="string" calcext:value-type="string">
            <text:p>Leslie</text:p>
          </table:table-cell>
          <table:table-cell/>
          <table:table-cell table:style-name="ce74" table:formula="of:=(0.1*[.G29])+(0.6*[.H29])+(0.3*[.I29])" office:value-type="float" office:value="9.1825" calcext:value-type="float">
            <text:p>9.2</text:p>
          </table:table-cell>
          <table:table-cell/>
          <table:table-cell table:formula="of:=AVERAGE([.Q29];[.W29];[.AC29];[.AI29])" office:value-type="float" office:value="9.625" calcext:value-type="float">
            <text:p>9.6</text:p>
          </table:table-cell>
          <table:table-cell table:formula="of:=AVERAGE([.U29];[.V29];[.AA29];[.AB29];[.AG29];[.AH29])" office:value-type="float" office:value="8.85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72" office:value-type="float" office:value="9.7" calcext:value-type="float">
            <text:p>9.7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9" calcext:value-type="float">
            <text:p>7.9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ancy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9" office:value-type="string" calcext:value-type="string">
            <text:p>Jackie</text:p>
          </table:table-cell>
          <table:table-cell/>
          <table:table-cell table:style-name="ce74" table:formula="of:=(0.1*[.G30])+(0.6*[.H30])+(0.3*[.I30])" office:value-type="float" office:value="9.2375" calcext:value-type="float">
            <text:p>9.2</text:p>
          </table:table-cell>
          <table:table-cell/>
          <table:table-cell table:formula="of:=AVERAGE([.Q30];[.W30];[.AC30];[.AI30])" office:value-type="float" office:value="9.625" calcext:value-type="float">
            <text:p>9.6</text:p>
          </table:table-cell>
          <table:table-cell table:formula="of:=AVERAGE([.U30];[.V30];[.AA30];[.AB30];[.AG30];[.AH30])" office:value-type="float" office:value="8.79166666666667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Jackie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office:value-type="string" calcext:value-type="string">
            <text:p>Jacki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Jack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74" table:formula="of:=(0.1*[.G31])+(0.6*[.H31])+(0.3*[.I31])" office:value-type="float" office:value="6.39" calcext:value-type="float">
            <text:p>6.4</text:p>
          </table:table-cell>
          <table:table-cell/>
          <table:table-cell table:formula="of:=AVERAGE([.Q31];[.W31];[.AC31];[.AI31])" office:value-type="float" office:value="9.5" calcext:value-type="float">
            <text:p>9.5</text:p>
          </table:table-cell>
          <table:table-cell table:formula="of:=AVERAGE([.U31];[.V31];[.AA31];[.AB31];[.AG31];[.AH31])" office:value-type="float" office:value="5.6666666666666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style-name="ce72" office:value-type="float" office:value="6.8" calcext:value-type="float">
            <text:p>6.8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 table:number-columns-repeated="4"/>
          <table:table-cell table:style-name="ce78"/>
          <table:table-cell table:number-columns-repeated="896"/>
        </table:table-row>
        <table:table-row table:style-name="ro1">
          <table:table-cell table:number-columns-repeated="22"/>
          <table:table-cell table:style-name="ce72"/>
          <table:table-cell table:number-columns-repeated="878"/>
        </table:table-row>
        <table:table-row table:style-name="ro9">
          <table:table-cell/>
          <table:table-cell table:style-name="ce64" office:value-type="string" calcext:value-type="string">
            <text:p>NB</text:p>
          </table:table-cell>
          <table:table-cell table:number-columns-repeated="899"/>
        </table:table-row>
        <table:table-row table:style-name="ro1">
          <table:table-cell/>
          <table:table-cell table:style-name="ce65" office:value-type="string" calcext:value-type="string">
            <text:p>1) <text:s text:c="2"/>Julianna; Paula had extensive absences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9"/>
        </table:table-row>
        <table:table-row table:style-name="ro1" table:number-rows-repeated="1048534">
          <table:table-cell table:number-columns-repeated="901"/>
        </table:table-row>
        <table:table-row table:style-name="ro1">
          <table:table-cell table:number-columns-repeated="901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Default"/>
        <table:table-column table:style-name="co9" table:default-cell-style-name="ce101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22" table:default-cell-style-name="ce72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23" table:default-cell-style-name="ce72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3"/>
        </table:table-row>
        <table:table-row table:style-name="ro2">
          <table:table-cell table:number-columns-repeated="893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891"/>
        </table:table-row>
        <table:table-row table:style-name="ro4">
          <table:table-cell/>
          <table:table-cell table:style-name="ce61" office:value-type="string" calcext:value-type="string">
            <text:p>Terminología Especializada en Documentos Jurídicos</text:p>
          </table:table-cell>
          <table:table-cell table:number-columns-repeated="22"/>
          <table:table-cell table:style-name="ce125"/>
          <table:table-cell table:number-columns-repeated="3"/>
          <table:table-cell table:style-name="ce125"/>
          <table:table-cell table:number-columns-repeated="864"/>
        </table:table-row>
        <table:table-row table:style-name="ro4">
          <table:table-cell/>
          <table:table-cell table:style-name="ce62" office:value-type="string" calcext:value-type="string">
            <text:p>7A_Second Third</text:p>
          </table:table-cell>
          <table:table-cell/>
          <table:table-cell table:style-name="ce69"/>
          <table:table-cell table:style-name="ce126"/>
          <table:table-cell table:style-name="ce129"/>
          <table:table-cell table:style-name="ce130" office:value-type="string" calcext:value-type="string" table:number-columns-spanned="3" table:number-rows-spanned="1">
            <text:p>Compiled Formative/Summative</text:p>
          </table:table-cell>
          <table:covered-table-cell table:style-name="ce131"/>
          <table:covered-table-cell table:style-name="ce99"/>
          <table:table-cell table:number-columns-repeated="884"/>
        </table:table-row>
        <table:table-row table:style-name="ro5">
          <table:table-cell table:number-columns-repeated="3"/>
          <table:table-cell table:style-name="ce69"/>
          <table:table-cell table:style-name="ce126"/>
          <table:table-cell table:style-name="ce129"/>
          <table:table-cell table:style-name="ce130" office:value-type="string" calcext:value-type="string" table:number-columns-spanned="3" table:number-rows-spanned="1">
            <text:p>Assessments</text:p>
          </table:table-cell>
          <table:covered-table-cell table:style-name="ce131"/>
          <table:covered-table-cell table:style-name="ce99"/>
          <table:table-cell table:number-columns-repeated="3"/>
          <table:table-cell table:style-name="ce99"/>
          <table:table-cell table:style-name="Default"/>
          <table:table-cell table:style-name="ce105"/>
          <table:table-cell table:style-name="ce10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5"/>
          <table:table-cell table:number-columns-repeated="4"/>
          <table:table-cell table:style-name="ce59"/>
          <table:table-cell table:number-columns-repeated="868"/>
        </table:table-row>
        <table:table-row table:style-name="ro6">
          <table:table-cell table:number-columns-repeated="893"/>
        </table:table-row>
        <table:table-row table:style-name="ro7">
          <table:table-cell table:style-name="ce59"/>
          <table:table-cell table:style-name="ce59" office:value-type="string" calcext:value-type="string">
            <text:p>Note: All homework in written format and all exams are graded by rubric.</text:p>
          </table:table-cell>
          <table:table-cell/>
          <table:table-cell table:style-name="ce59"/>
          <table:table-cell table:style-name="ce99" table:number-columns-repeated="2"/>
          <table:table-cell table:style-name="ce127" office:value-type="string" calcext:value-type="string">
            <text:p>Participation ==&gt; </text:p>
          </table:table-cell>
          <table:table-cell/>
          <table:table-cell table:style-name="ce56" office:value-type="percentage" office:value="0.1" calcext:value-type="percentage">
            <text:p>10.00%</text:p>
          </table:table-cell>
          <table:table-cell table:style-name="ce59"/>
          <table:table-cell table:style-name="ce93"/>
          <table:table-cell table:style-name="ce95" office:value-type="string" calcext:value-type="string">
            <text:p><text:s/></text:p>
          </table:table-cell>
          <table:table-cell table:style-name="ce100"/>
          <table:table-cell table:style-name="ce102"/>
          <table:table-cell/>
          <table:table-cell table:style-name="ce74"/>
          <table:table-cell table:style-name="ce59" table:number-columns-repeated="2"/>
          <table:table-cell table:style-name="ce102"/>
          <table:table-cell/>
          <table:table-cell table:style-name="ce74"/>
          <table:table-cell table:style-name="ce59" table:number-columns-repeated="872"/>
        </table:table-row>
        <table:table-row table:style-name="ro8">
          <table:table-cell table:number-columns-repeated="4"/>
          <table:table-cell table:style-name="ce96"/>
          <table:table-cell/>
          <table:table-cell table:style-name="ce127" office:value-type="string" calcext:value-type="string">
            <text:p>Homework ==&gt;</text:p>
          </table:table-cell>
          <table:table-cell table:style-name="ce128"/>
          <table:table-cell table:style-name="ce56" office:value-type="percentage" office:value="0.6" calcext:value-type="percentage">
            <text:p>60.00%</text:p>
          </table:table-cell>
          <table:table-cell/>
          <table:table-cell table:style-name="ce94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59"/>
          <table:table-cell table:style-name="ce102"/>
          <table:table-cell/>
          <table:table-cell table:style-name="ce112" office:value-type="string" calcext:value-type="string">
            <text:p>Week 06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07</text:p>
          </table:table-cell>
          <table:table-cell table:number-columns-repeated="2"/>
          <table:table-cell table:style-name="ce102"/>
          <table:table-cell/>
          <table:table-cell table:style-name="ce108" office:value-type="string" calcext:value-type="string">
            <text:p>Week 08</text:p>
          </table:table-cell>
          <table:table-cell table:number-columns-repeated="2"/>
          <table:table-cell table:style-name="ce102"/>
          <table:table-cell table:style-name="ce108" office:value-type="string" calcext:value-type="string">
            <text:p>Week 09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27"/>
          <table:table-cell/>
          <table:table-cell table:style-name="ce127" office:value-type="string" calcext:value-type="string">
            <text:p>Exam ==&gt;</text:p>
          </table:table-cell>
          <table:table-cell/>
          <table:table-cell table:style-name="ce56" office:value-type="percentage" office:value="0.3" calcext:value-type="percentage">
            <text:p>30.00%</text:p>
          </table:table-cell>
          <table:table-cell/>
          <table:table-cell table:style-name="ce94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59"/>
          <table:table-cell/>
          <table:table-cell table:style-name="ce59"/>
          <table:table-cell office:value-type="string" calcext:value-type="string">
            <text:p>(.py script)</text:p>
          </table:table-cell>
          <table:table-cell table:number-columns-repeated="3"/>
          <table:table-cell table:style-name="ce59"/>
          <table:table-cell office:value-type="string" calcext:value-type="string">
            <text:p>(How-Tos)</text:p>
          </table:table-cell>
          <table:table-cell/>
          <table:table-cell table:style-name="ce109"/>
          <table:table-cell table:style-name="ce9"/>
          <table:table-cell table:style-name="ce59"/>
          <table:table-cell table:number-columns-repeated="3"/>
          <table:table-cell table:style-name="ce9"/>
          <table:table-cell table:style-name="ce59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59"/>
          <table:table-cell table:style-name="ce99" office:value-type="string" calcext:value-type="string">
            <text:p>Final</text:p>
          </table:table-cell>
          <table:table-cell/>
          <table:table-cell table:style-name="ce59"/>
          <table:table-cell table:number-columns-repeated="5"/>
          <table:table-cell table:style-name="ce97"/>
          <table:table-cell table:style-name="ce103"/>
          <table:table-cell table:style-name="ce97"/>
          <table:table-cell table:style-name="ce74" office:value-type="string" calcext:value-type="string">
            <text:p>OPTIONAL</text:p>
          </table:table-cell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 table:style-name="ce74" office:value-type="string" calcext:value-type="string">
            <text:p>OPTIONAL</text:p>
          </table:table-cell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/>
          <table:table-cell table:style-name="ce103"/>
          <table:table-cell/>
          <table:table-cell table:style-name="ce109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9"/>
          <table:table-cell table:style-name="ce99" office:value-type="string" calcext:value-type="string">
            <text:p>Second Third</text:p>
          </table:table-cell>
          <table:table-cell table:style-name="ce99"/>
          <table:table-cell table:style-name="ce74" office:value-type="string" calcext:value-type="string">
            <text:p>Participation</text:p>
          </table:table-cell>
          <table:table-cell table:style-name="ce99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97" office:value-type="string" calcext:value-type="string">
            <text:p>Second Exam</text:p>
          </table:table-cell>
          <table:table-cell table:style-name="ce98"/>
          <table:table-cell table:style-name="ce104"/>
          <table:table-cell table:style-name="ce106"/>
          <table:table-cell table:style-name="ce119" office:value-type="string" calcext:value-type="string">
            <text:p>HW_04.1</text:p>
          </table:table-cell>
          <table:table-cell table:style-name="ce109" office:value-type="string" calcext:value-type="string">
            <text:p>Particip.</text:p>
          </table:table-cell>
          <table:table-cell table:style-name="ce110"/>
          <table:table-cell table:style-name="ce104"/>
          <table:table-cell table:style-name="ce106"/>
          <table:table-cell table:style-name="ce119" office:value-type="string" calcext:value-type="string">
            <text:p>HW_05.x</text:p>
          </table:table-cell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6.1</text:p>
          </table:table-cell>
          <table:table-cell table:style-name="ce109" office:value-type="string" calcext:value-type="string">
            <text:p>Particip.</text:p>
          </table:table-cell>
          <table:table-cell/>
          <table:table-cell table:style-name="ce104"/>
          <table:table-cell/>
          <table:table-cell table:style-name="ce109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59"/>
          <table:table-cell table:style-name="Default"/>
          <table:table-cell table:style-name="ce99"/>
          <table:table-cell table:style-name="ce59" table:number-columns-repeated="2"/>
          <table:table-cell table:style-name="ce99"/>
          <table:table-cell table:number-columns-repeated="2"/>
          <table:table-cell table:style-name="ce98" office:value-type="string" calcext:value-type="string">
            <text:p>\</text:p>
          </table:table-cell>
          <table:table-cell table:style-name="ce98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10"/>
          <table:table-cell table:style-name="ce109"/>
          <table:table-cell/>
          <table:table-cell table:style-name="ce104"/>
          <table:table-cell table:style-name="ce110"/>
          <table:table-cell table:style-name="ce109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ACOSTA PONCE ANDREA SOPHIA</text:p>
          </table:table-cell>
          <table:table-cell table:style-name="ce9" office:value-type="string" calcext:value-type="string">
            <text:p>Sophia</text:p>
          </table:table-cell>
          <table:table-cell table:style-name="ce70"/>
          <table:table-cell table:style-name="ce74" table:formula="of:=(0.1*[.G14])+(0.6*[.H14])+(0.3*[.I14])" office:value-type="float" office:value="9.3" calcext:value-type="float">
            <text:p>9.3</text:p>
          </table:table-cell>
          <table:table-cell/>
          <table:table-cell table:style-name="ce72" table:formula="of:=AVERAGE([.Q14];[.V14];[.AA14])" office:value-type="float" office:value="9" calcext:value-type="float">
            <text:p>9.0</text:p>
          </table:table-cell>
          <table:table-cell table:style-name="ce72" table:formula="of:=AVERAGE([.U14];[.Z14])" office:value-type="float" office:value="9.15" calcext:value-type="float">
            <text:p>9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Sophia</text:p>
          </table:table-cell>
          <table:table-cell table:style-name="ce101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" office:value-type="string" calcext:value-type="string">
            <text:p>Sofia</text:p>
          </table:table-cell>
          <table:table-cell/>
          <table:table-cell table:style-name="ce72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 table:style-name="ce59"/>
          <table:table-cell table:style-name="ce9" office:value-type="string" calcext:value-type="string">
            <text:p>Sofia</text:p>
          </table:table-cell>
          <table:table-cell table:style-name="ce101" table:number-columns-repeated="2"/>
          <table:table-cell table:number-columns-repeated="862"/>
        </table:table-row>
        <table:table-row table:style-name="ro12">
          <table:table-cell/>
          <table:table-cell table:style-name="ce6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74" office:value-type="float" office:value="7.5" calcext:value-type="float">
            <text:p>7.5</text:p>
          </table:table-cell>
          <table:table-cell/>
          <table:table-cell table:style-name="ce72" table:formula="of:=AVERAGE([.Q15];[.V15];[.AA15])" office:value-type="float" office:value="9" calcext:value-type="float">
            <text:p>9.0</text:p>
          </table:table-cell>
          <table:table-cell table:style-name="ce72" table:formula="of:=AVERAGE([.U15];[.Z15])" office:value-type="float" office:value="5" calcext:value-type="float">
            <text:p>5.0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864"/>
        </table:table-row>
        <table:table-row table:style-name="ro1">
          <table:table-cell/>
          <table:table-cell table:style-name="ce63" office:value-type="string" calcext:value-type="string">
            <text:p>BARRERA AVILA DIANA LAURA</text:p>
          </table:table-cell>
          <table:table-cell table:style-name="ce9" office:value-type="string" calcext:value-type="string">
            <text:p>Diana B.</text:p>
          </table:table-cell>
          <table:table-cell table:style-name="ce70"/>
          <table:table-cell table:style-name="ce74" table:formula="of:=(0.1*[.G16])+(0.6*[.H16])+(0.3*[.I16])" office:value-type="float" office:value="9.24" calcext:value-type="float">
            <text:p>9.2</text:p>
          </table:table-cell>
          <table:table-cell/>
          <table:table-cell table:style-name="ce72" table:formula="of:=AVERAGE([.Q16];[.V16];[.AA16])" office:value-type="float" office:value="9" calcext:value-type="float">
            <text:p>9.0</text:p>
          </table:table-cell>
          <table:table-cell table:style-name="ce72" table:formula="of:=AVERAGE([.U16];[.Z16])" office:value-type="float" office:value="9.25" calcext:value-type="float">
            <text:p>9.3</text:p>
          </table:table-cell>
          <table:table-cell table:style-name="ce72" office:value-type="float" office:value="9.3" calcext:value-type="float">
            <text:p>9.3</text:p>
          </table:table-cell>
          <table:table-cell/>
          <table:table-cell table:style-name="ce9" office:value-type="string" calcext:value-type="string">
            <text:p>Diana B.</text:p>
          </table:table-cell>
          <table:table-cell table:style-name="ce101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B.</text:p>
          </table:table-cell>
          <table:table-cell/>
          <table:table-cell table:style-name="ce72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B.</text:p>
          </table:table-cell>
          <table:table-cell table:style-name="ce101" table:number-columns-repeated="2"/>
          <table:table-cell table:number-columns-repeated="862"/>
        </table:table-row>
        <table:table-row table:style-name="ro11">
          <table:table-cell/>
          <table:table-cell table:style-name="ce63" office:value-type="string" calcext:value-type="string">
            <text:p>BENDIMEZ DE LA TORRE PABLO </text:p>
          </table:table-cell>
          <table:table-cell table:style-name="ce9" office:value-type="string" calcext:value-type="string">
            <text:p>Pablo</text:p>
          </table:table-cell>
          <table:table-cell table:style-name="ce70"/>
          <table:table-cell table:style-name="ce74" table:formula="of:=(0.1*[.G17])+(0.6*[.H17])+(0.3*[.I17])" office:value-type="float" office:value="9.18" calcext:value-type="float">
            <text:p>9.2</text:p>
          </table:table-cell>
          <table:table-cell/>
          <table:table-cell table:style-name="ce72" table:formula="of:=AVERAGE([.Q17];[.V17];[.AA17])" office:value-type="float" office:value="9" calcext:value-type="float">
            <text:p>9.0</text:p>
          </table:table-cell>
          <table:table-cell table:style-name="ce72" table:formula="of:=AVERAGE([.U17];[.Z17])" office:value-type="float" office:value="9.3" calcext:value-type="float">
            <text:p>9.3</text:p>
          </table:table-cell>
          <table:table-cell table:style-name="ce72"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Pablo</text:p>
          </table:table-cell>
          <table:table-cell table:style-name="ce101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Pablo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" office:value-type="string" calcext:value-type="string">
            <text:p>Pablo</text:p>
          </table:table-cell>
          <table:table-cell/>
          <table:table-cell table:style-name="ce72" office:value-type="float" office:value="9.3" calcext:value-type="float">
            <text:p>9.3</text:p>
          </table:table-cell>
          <table:table-cell table:style-name="ce101" office:value-type="float" office:value="9" calcext:value-type="float">
            <text:p>9</text:p>
          </table:table-cell>
          <table:table-cell table:style-name="ce59"/>
          <table:table-cell table:style-name="ce9" office:value-type="string" calcext:value-type="string">
            <text:p>Pablo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ABAS UGARTE CARLA ALEXANDRA</text:p>
          </table:table-cell>
          <table:table-cell table:style-name="ce9" office:value-type="string" calcext:value-type="string">
            <text:p>Carla</text:p>
          </table:table-cell>
          <table:table-cell table:style-name="ce70"/>
          <table:table-cell table:style-name="ce74" table:formula="of:=(0.1*[.G18])+(0.6*[.H18])+(0.3*[.I18])" office:value-type="float" office:value="9.36" calcext:value-type="float">
            <text:p>9.4</text:p>
          </table:table-cell>
          <table:table-cell/>
          <table:table-cell table:style-name="ce72" table:formula="of:=AVERAGE([.Q18];[.V18];[.AA18])" office:value-type="float" office:value="9" calcext:value-type="float">
            <text:p>9.0</text:p>
          </table:table-cell>
          <table:table-cell table:style-name="ce72" table:formula="of:=AVERAGE([.U18];[.Z18])" office:value-type="float" office:value="9.25" calcext:value-type="float">
            <text:p>9.3</text:p>
          </table:table-cell>
          <table:table-cell table:style-name="ce72"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Carla</text:p>
          </table:table-cell>
          <table:table-cell table:style-name="ce101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arla</text:p>
          </table:table-cell>
          <table:table-cell/>
          <table:table-cell table:style-name="ce72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arla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ASTILLERO LOPEZ ERIKA </text:p>
          </table:table-cell>
          <table:table-cell table:style-name="ce9" office:value-type="string" calcext:value-type="string">
            <text:p>Erika</text:p>
          </table:table-cell>
          <table:table-cell table:style-name="ce70"/>
          <table:table-cell table:style-name="ce74" table:formula="of:=(0.1*[.G19])+(0.6*[.H19])+(0.3*[.I19])" office:value-type="float" office:value="9.54" calcext:value-type="float">
            <text:p>9.5</text:p>
          </table:table-cell>
          <table:table-cell/>
          <table:table-cell table:style-name="ce72" table:formula="of:=AVERAGE([.Q19];[.V19];[.AA19])" office:value-type="float" office:value="9" calcext:value-type="float">
            <text:p>9.0</text:p>
          </table:table-cell>
          <table:table-cell table:style-name="ce72" table:formula="of:=AVERAGE([.U19];[.Z19])" office:value-type="float" office:value="9.65" calcext:value-type="float">
            <text:p>9.7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Erika</text:p>
          </table:table-cell>
          <table:table-cell table:style-name="ce101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" office:value-type="string" calcext:value-type="string">
            <text:p>Erika</text:p>
          </table:table-cell>
          <table:table-cell/>
          <table:table-cell table:style-name="ce72" office:value-type="float" office:value="9.3" calcext:value-type="float">
            <text:p>9.3</text:p>
          </table:table-cell>
          <table:table-cell table:style-name="ce101" office:value-type="float" office:value="9" calcext:value-type="float">
            <text:p>9</text:p>
          </table:table-cell>
          <table:table-cell table:style-name="ce59"/>
          <table:table-cell table:style-name="ce9" office:value-type="string" calcext:value-type="string">
            <text:p>Erika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HAVEZ MARTINEZ DIANA EDITH</text:p>
          </table:table-cell>
          <table:table-cell table:style-name="ce9" office:value-type="string" calcext:value-type="string">
            <text:p>Diana C</text:p>
          </table:table-cell>
          <table:table-cell table:style-name="ce70"/>
          <table:table-cell table:style-name="ce74" table:formula="of:=(0.1*[.G20])+(0.6*[.H20])+(0.3*[.I20])" office:value-type="float" office:value="9.18" calcext:value-type="float">
            <text:p>9.2</text:p>
          </table:table-cell>
          <table:table-cell/>
          <table:table-cell table:style-name="ce72" table:formula="of:=AVERAGE([.Q20];[.V20];[.AA20])" office:value-type="float" office:value="9" calcext:value-type="float">
            <text:p>9.0</text:p>
          </table:table-cell>
          <table:table-cell table:style-name="ce72" table:formula="of:=AVERAGE([.U20];[.Z20])" office:value-type="float" office:value="9.15" calcext:value-type="float">
            <text:p>9.2</text:p>
          </table:table-cell>
          <table:table-cell table:style-name="ce72" office:value-type="float" office:value="9.3" calcext:value-type="float">
            <text:p>9.3</text:p>
          </table:table-cell>
          <table:table-cell/>
          <table:table-cell table:style-name="ce9" office:value-type="string" calcext:value-type="string">
            <text:p>Diana C.</text:p>
          </table:table-cell>
          <table:table-cell table:style-name="ce101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C.</text:p>
          </table:table-cell>
          <table:table-cell/>
          <table:table-cell table:style-name="ce72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C.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RUZ ABAD PAULA FERNANDA</text:p>
          </table:table-cell>
          <table:table-cell table:style-name="ce9" office:value-type="string" calcext:value-type="string">
            <text:p>Paula</text:p>
          </table:table-cell>
          <table:table-cell table:style-name="ce70"/>
          <table:table-cell table:style-name="ce74" table:formula="of:=(0.1*[.G21])+(0.6*[.H21])+(0.3*[.I21])" office:value-type="float" office:value="7.83" calcext:value-type="float">
            <text:p>7.8</text:p>
          </table:table-cell>
          <table:table-cell/>
          <table:table-cell table:style-name="ce72" table:formula="of:=AVERAGE([.Q21];[.V21];[.AA21])" office:value-type="float" office:value="9" calcext:value-type="float">
            <text:p>9.0</text:p>
          </table:table-cell>
          <table:table-cell table:style-name="ce72" table:formula="of:=AVERAGE([.U21];[.Z21])" office:value-type="float" office:value="7" calcext:value-type="float">
            <text:p>7.0</text:p>
          </table:table-cell>
          <table:table-cell table:style-name="ce72" office:value-type="float" office:value="9.1" calcext:value-type="float">
            <text:p>9.1</text:p>
          </table:table-cell>
          <table:table-cell/>
          <table:table-cell table:style-name="ce9" office:value-type="string" calcext:value-type="string">
            <text:p>Paula</text:p>
          </table:table-cell>
          <table:table-cell table:style-name="ce101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" office:value-type="string" calcext:value-type="string">
            <text:p>Paula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59"/>
          <table:table-cell table:style-name="ce9" office:value-type="string" calcext:value-type="string">
            <text:p>Paula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RUZ URIBE ANGEL SEBASTIAN</text:p>
          </table:table-cell>
          <table:table-cell table:style-name="ce9" office:value-type="string" calcext:value-type="string">
            <text:p>Angel</text:p>
          </table:table-cell>
          <table:table-cell table:style-name="ce70"/>
          <table:table-cell table:style-name="ce74" table:formula="of:=(0.1*[.G22])+(0.6*[.H22])+(0.3*[.I22])" office:value-type="float" office:value="9.3" calcext:value-type="float">
            <text:p>9.3</text:p>
          </table:table-cell>
          <table:table-cell/>
          <table:table-cell table:style-name="ce72" table:formula="of:=AVERAGE([.Q22];[.V22];[.AA22])" office:value-type="float" office:value="9" calcext:value-type="float">
            <text:p>9.0</text:p>
          </table:table-cell>
          <table:table-cell table:style-name="ce72" table:formula="of:=AVERAGE([.U22];[.Z22])" office:value-type="float" office:value="9.15" calcext:value-type="float">
            <text:p>9.2</text:p>
          </table:table-cell>
          <table:table-cell table:style-name="ce72"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101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Angel</text:p>
          </table:table-cell>
          <table:table-cell/>
          <table:table-cell table:style-name="ce72" office:value-type="float" office:value="9.3" calcext:value-type="float">
            <text:p>9.3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DE LA FUENTE SOSA NAHOMI </text:p>
          </table:table-cell>
          <table:table-cell table:style-name="ce9" office:value-type="string" calcext:value-type="string">
            <text:p>Nahomi</text:p>
          </table:table-cell>
          <table:table-cell table:style-name="ce70"/>
          <table:table-cell table:style-name="ce74" office:value-type="float" office:value="8" calcext:value-type="float">
            <text:p>8.0</text:p>
          </table:table-cell>
          <table:table-cell/>
          <table:table-cell table:style-name="ce72" table:formula="of:=AVERAGE([.Q23];[.V23];[.AA23])" office:value-type="float" office:value="9" calcext:value-type="float">
            <text:p>9.0</text:p>
          </table:table-cell>
          <table:table-cell table:style-name="ce72" table:formula="of:=AVERAGE([.U23];[.Z23])" office:value-type="float" office:value="5" calcext:value-type="float">
            <text:p>5.0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Nahomi</text:p>
          </table:table-cell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" office:value-type="string" calcext:value-type="string">
            <text:p>Nahomi</text:p>
          </table:table-cell>
          <table:table-cell/>
          <table:table-cell table:style-name="ce122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59"/>
          <table:table-cell table:style-name="ce9" office:value-type="string" calcext:value-type="string">
            <text:p>Nahomi</text:p>
          </table:table-cell>
          <table:table-cell table:style-name="ce111"/>
          <table:table-cell table:style-name="ce101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FLORES DUPINET CECILIA </text:p>
          </table:table-cell>
          <table:table-cell table:style-name="ce9" office:value-type="string" calcext:value-type="string">
            <text:p>Ceci</text:p>
          </table:table-cell>
          <table:table-cell table:style-name="ce70"/>
          <table:table-cell table:style-name="ce74" table:formula="of:=(0.1*[.G24])+(0.6*[.H24])+(0.3*[.I24])" office:value-type="float" office:value="9.6" calcext:value-type="float">
            <text:p>9.6</text:p>
          </table:table-cell>
          <table:table-cell/>
          <table:table-cell table:style-name="ce72" table:formula="of:=AVERAGE([.Q24];[.V24];[.AA24])" office:value-type="float" office:value="9" calcext:value-type="float">
            <text:p>9.0</text:p>
          </table:table-cell>
          <table:table-cell table:style-name="ce72" table:formula="of:=AVERAGE([.U24];[.Z24])" office:value-type="float" office:value="9.5" calcext:value-type="float">
            <text:p>9.5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101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eci</text:p>
          </table:table-cell>
          <table:table-cell/>
          <table:table-cell table:style-name="ce72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101" table:number-columns-repeated="2"/>
          <table:table-cell table:number-columns-repeated="862"/>
        </table:table-row>
        <table:table-row table:style-name="ro3">
          <table:table-cell/>
          <table:table-cell table:style-name="ce63" office:value-type="string" calcext:value-type="string">
            <text:p>LAMONT MARTINEZ MARLEN GUADALUPE</text:p>
          </table:table-cell>
          <table:table-cell table:style-name="ce9" office:value-type="string" calcext:value-type="string">
            <text:p>Marlen</text:p>
          </table:table-cell>
          <table:table-cell table:style-name="ce70"/>
          <table:table-cell table:style-name="ce74" office:value-type="float" office:value="8" calcext:value-type="float">
            <text:p>8.0</text:p>
          </table:table-cell>
          <table:table-cell/>
          <table:table-cell table:style-name="ce72" table:formula="of:=AVERAGE([.Q25];[.V25];[.AA25])" office:value-type="float" office:value="9" calcext:value-type="float">
            <text:p>9.0</text:p>
          </table:table-cell>
          <table:table-cell table:style-name="ce72" table:formula="of:=AVERAGE([.U25];[.Z25])" office:value-type="float" office:value="5" calcext:value-type="float">
            <text:p>5.0</text:p>
          </table:table-cell>
          <table:table-cell table:style-name="ce72" office:value-type="float" office:value="9.4" calcext:value-type="float">
            <text:p>9.4</text:p>
          </table:table-cell>
          <table:table-cell/>
          <table:table-cell table:style-name="ce9" office:value-type="string" calcext:value-type="string">
            <text:p>Marlen</text:p>
          </table:table-cell>
          <table:table-cell table:style-name="ce101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Marlen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" office:value-type="string" calcext:value-type="string">
            <text:p>Marlen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59"/>
          <table:table-cell table:style-name="ce9" office:value-type="string" calcext:value-type="string">
            <text:p>Marlen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OBRAJERO DOMINGUEZ SAMIR JONATHAN</text:p>
          </table:table-cell>
          <table:table-cell table:style-name="ce9" office:value-type="string" calcext:value-type="string">
            <text:p>Samir</text:p>
          </table:table-cell>
          <table:table-cell table:style-name="ce70"/>
          <table:table-cell table:style-name="ce74" office:value-type="float" office:value="6.5" calcext:value-type="float">
            <text:p>6.5</text:p>
          </table:table-cell>
          <table:table-cell/>
          <table:table-cell table:style-name="ce72" table:formula="of:=AVERAGE([.Q26];[.V26];[.AA26])" office:value-type="float" office:value="9" calcext:value-type="float">
            <text:p>9.0</text:p>
          </table:table-cell>
          <table:table-cell table:style-name="ce72" table:formula="of:=AVERAGE([.U26];[.Z26])" office:value-type="float" office:value="5" calcext:value-type="float">
            <text:p>5.0</text:p>
          </table:table-cell>
          <table:table-cell table:style-name="ce72" office:value-type="float" office:value="7.2" calcext:value-type="float">
            <text:p>7.2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74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122"/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Samir</text:p>
          </table:table-cell>
          <table:table-cell/>
          <table:table-cell table:style-name="ce122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99"/>
          <table:table-cell table:style-name="ce101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PACHECO RODRIGUEZ ALEJANDRA </text:p>
          </table:table-cell>
          <table:table-cell table:style-name="ce68" office:value-type="string" calcext:value-type="string">
            <text:p>Ale</text:p>
          </table:table-cell>
          <table:table-cell table:style-name="ce71"/>
          <table:table-cell table:style-name="ce74" table:formula="of:=(0.1*[.G27])+(0.6*[.H27])+(0.3*[.I27])" office:value-type="float" office:value="9.57" calcext:value-type="float">
            <text:p>9.6</text:p>
          </table:table-cell>
          <table:table-cell table:style-name="ce71"/>
          <table:table-cell table:style-name="ce72" table:formula="of:=AVERAGE([.Q27];[.V27];[.AA27])" office:value-type="float" office:value="9" calcext:value-type="float">
            <text:p>9.0</text:p>
          </table:table-cell>
          <table:table-cell table:style-name="ce72" table:formula="of:=AVERAGE([.U27];[.Z27])" office:value-type="float" office:value="9.75" calcext:value-type="float">
            <text:p>9.8</text:p>
          </table:table-cell>
          <table:table-cell table:style-name="ce72" office:value-type="float" office:value="9.4" calcext:value-type="float">
            <text:p>9.4</text:p>
          </table:table-cell>
          <table:table-cell/>
          <table:table-cell table:style-name="ce68" office:value-type="string" calcext:value-type="string">
            <text:p>Ale</text:p>
          </table:table-cell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table:style-name="ce72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 table:style-name="ce59"/>
          <table:table-cell table:style-name="ce68" office:value-type="string" calcext:value-type="string">
            <text:p>Ale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PEREZ MANZANO DANAE NAHOMI</text:p>
          </table:table-cell>
          <table:table-cell table:style-name="ce9" office:value-type="string" calcext:value-type="string">
            <text:p>Dana</text:p>
          </table:table-cell>
          <table:table-cell table:style-name="ce70"/>
          <table:table-cell table:style-name="ce74" table:formula="of:=(0.1*[.G28])+(0.6*[.H28])+(0.3*[.I28])" office:value-type="float" office:value="3.9" calcext:value-type="float">
            <text:p>3.9</text:p>
          </table:table-cell>
          <table:table-cell/>
          <table:table-cell table:style-name="ce72" table:formula="of:=AVERAGE([.Q28];[.V28];[.AA28])" office:value-type="float" office:value="9" calcext:value-type="float">
            <text:p>9.0</text:p>
          </table:table-cell>
          <table:table-cell table:style-name="ce72" table:formula="of:=AVERAGE([.U28];[.Z28])" office:value-type="float" office:value="5" calcext:value-type="float">
            <text:p>5.0</text:p>
          </table:table-cell>
          <table:table-cell table:style-name="ce72" office:value-type="float" office:value="0" calcext:value-type="float">
            <text:p>0.0</text:p>
          </table:table-cell>
          <table:table-cell/>
          <table:table-cell table:style-name="ce9" office:value-type="string" calcext:value-type="string">
            <text:p>Dana</text:p>
          </table:table-cell>
          <table:table-cell table:style-name="ce101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an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ana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ana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9" office:value-type="string" calcext:value-type="string">
            <text:p>Jackie</text:p>
          </table:table-cell>
          <table:table-cell/>
          <table:table-cell table:style-name="ce74" table:formula="of:=(0.1*[.G29])+(0.6*[.H29])+(0.3*[.I29])" office:value-type="float" office:value="8.88" calcext:value-type="float">
            <text:p>8.9</text:p>
          </table:table-cell>
          <table:table-cell table:style-name="Default"/>
          <table:table-cell table:style-name="ce72" table:formula="of:=AVERAGE([.Q29];[.V29];[.AA29])" office:value-type="float" office:value="9" calcext:value-type="float">
            <text:p>9.0</text:p>
          </table:table-cell>
          <table:table-cell table:style-name="ce72" table:formula="of:=AVERAGE([.U29];[.Z29])" office:value-type="float" office:value="8.5" calcext:value-type="float">
            <text:p>8.5</text:p>
          </table:table-cell>
          <table:table-cell table:style-name="ce72" office:value-type="float" office:value="9.6" calcext:value-type="float">
            <text:p>9.6</text:p>
          </table:table-cell>
          <table:table-cell/>
          <table:table-cell table:style-name="ce9" office:value-type="string" calcext:value-type="string">
            <text:p>Nancy</text:p>
          </table:table-cell>
          <table:table-cell table:style-name="ce101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Nancy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Nancy</text:p>
          </table:table-cell>
          <table:table-cell/>
          <table:table-cell table:style-name="ce72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Nancy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SOTO HERNANDEZ LESLIE SARAI</text:p>
          </table:table-cell>
          <table:table-cell table:style-name="ce9" office:value-type="string" calcext:value-type="string">
            <text:p>Leslie</text:p>
          </table:table-cell>
          <table:table-cell/>
          <table:table-cell table:style-name="ce74" table:formula="of:=(0.1*[.G30])+(0.6*[.H30])+(0.3*[.I30])" office:value-type="float" office:value="9.12" calcext:value-type="float">
            <text:p>9.1</text:p>
          </table:table-cell>
          <table:table-cell/>
          <table:table-cell table:style-name="ce72" table:formula="of:=AVERAGE([.Q30];[.V30];[.AA30])" office:value-type="float" office:value="9" calcext:value-type="float">
            <text:p>9.0</text:p>
          </table:table-cell>
          <table:table-cell table:style-name="ce72" table:formula="of:=AVERAGE([.U30];[.Z30])" office:value-type="float" office:value="9" calcext:value-type="float">
            <text:p>9.0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101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Leslie</text:p>
          </table:table-cell>
          <table:table-cell/>
          <table:table-cell table:style-name="ce72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VELAZQUEZ CORONA REBECCA </text:p>
          </table:table-cell>
          <table:table-cell table:style-name="ce9" office:value-type="string" calcext:value-type="string">
            <text:p>Beca</text:p>
          </table:table-cell>
          <table:table-cell table:style-name="ce70"/>
          <table:table-cell table:style-name="ce74" table:formula="of:=(0.1*[.G31])+(0.6*[.H31])+(0.3*[.I31])" office:value-type="float" office:value="9.51" calcext:value-type="float">
            <text:p>9.5</text:p>
          </table:table-cell>
          <table:table-cell/>
          <table:table-cell table:style-name="ce72" table:formula="of:=AVERAGE([.Q31];[.V31];[.AA31])" office:value-type="float" office:value="9" calcext:value-type="float">
            <text:p>9.0</text:p>
          </table:table-cell>
          <table:table-cell table:style-name="ce72" table:formula="of:=AVERAGE([.U31];[.Z31])" office:value-type="float" office:value="9.5" calcext:value-type="float">
            <text:p>9.5</text:p>
          </table:table-cell>
          <table:table-cell table:style-name="ce72"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101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Beca</text:p>
          </table:table-cell>
          <table:table-cell/>
          <table:table-cell table:style-name="ce72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101" table:number-columns-repeated="2"/>
          <table:table-cell table:number-columns-repeated="862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9">
          <table:table-cell/>
          <table:table-cell table:style-name="ce64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3">
          <table:table-cell/>
          <table:table-cell table:style-name="ce65" office:value-type="string" calcext:value-type="string">
            <text:p>1) <text:s text:c="2"/>Various students grades adjusted upward based on exam (bc only one HW)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4) Missing assignments assigned a grade of 5.0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5) A missed exam assigned a grade of 0.0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ce9"/>
          <table:table-cell table:number-columns-repeated="7"/>
          <table:table-cell table:style-name="ce9"/>
          <table:table-cell table:number-columns-repeated="5"/>
          <table:table-cell table:style-name="ce101"/>
          <table:table-cell table:number-columns-repeated="4"/>
          <table:table-cell table:style-name="ce101"/>
          <table:table-cell/>
          <table:table-cell table:style-name="ce9"/>
          <table:table-cell table:number-columns-repeated="869"/>
        </table:table-row>
        <table:table-row table:style-name="ro12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4"/>
          <table:table-cell table:style-name="ce128"/>
          <table:table-cell table:number-columns-repeated="888"/>
        </table:table-row>
        <table:table-row table:style-name="ro1" table:number-rows-repeated="1048533">
          <table:table-cell table:number-columns-repeated="893"/>
        </table:table-row>
        <table:table-row table:style-name="ro1">
          <table:table-cell table:number-columns-repeated="893"/>
        </table:table-row>
      </table:table>
      <table:table table:name="Thir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72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72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61" office:value-type="string" calcext:value-type="string">
            <text:p>Terminología Especializada en Documentos Jurídicos</text:p>
          </table:table-cell>
          <table:table-cell table:number-columns-repeated="28"/>
          <table:table-cell table:style-name="ce125"/>
          <table:table-cell table:number-columns-repeated="866"/>
        </table:table-row>
        <table:table-row table:style-name="ro4">
          <table:table-cell/>
          <table:table-cell table:style-name="ce62" office:value-type="string" calcext:value-type="string">
            <text:p>7A_Third Third</text:p>
          </table:table-cell>
          <table:table-cell/>
          <table:table-cell table:style-name="ce69"/>
          <table:table-cell table:style-name="ce126"/>
          <table:table-cell table:style-name="ce129"/>
          <table:table-cell table:style-name="ce130" office:value-type="string" calcext:value-type="string" table:number-columns-spanned="3" table:number-rows-spanned="1">
            <text:p>Compiled Formative/Summative</text:p>
          </table:table-cell>
          <table:covered-table-cell table:style-name="ce131"/>
          <table:covered-table-cell table:style-name="ce59"/>
          <table:table-cell table:number-columns-repeated="888"/>
        </table:table-row>
        <table:table-row table:style-name="ro5">
          <table:table-cell table:number-columns-repeated="3"/>
          <table:table-cell table:style-name="ce69"/>
          <table:table-cell table:style-name="ce126"/>
          <table:table-cell table:style-name="ce129"/>
          <table:table-cell table:style-name="ce130" office:value-type="string" calcext:value-type="string" table:number-columns-spanned="3" table:number-rows-spanned="1">
            <text:p>Assessments</text:p>
          </table:table-cell>
          <table:covered-table-cell table:style-name="ce131"/>
          <table:covered-table-cell table:style-name="ce59"/>
          <table:table-cell table:number-columns-repeated="3"/>
          <table:table-cell table:style-name="ce99"/>
          <table:table-cell/>
          <table:table-cell table:style-name="ce105"/>
          <table:table-cell table:style-name="ce107" office:value-type="string" calcext:value-type="string" table:number-columns-spanned="5" table:number-rows-spanned="1">
            <text:p>Formative Assessments <text:s/>==&gt;</text:p>
          </table:table-cell>
          <table:covered-table-cell table:style-name="ce107"/>
          <table:covered-table-cell table:number-columns-repeated="3"/>
          <table:table-cell table:style-name="ce105"/>
          <table:table-cell table:number-columns-repeated="4"/>
          <table:table-cell table:style-name="ce105"/>
          <table:table-cell table:number-columns-repeated="4"/>
          <table:table-cell table:style-name="ce59"/>
          <table:table-cell table:number-columns-repeated="866"/>
        </table:table-row>
        <table:table-row table:style-name="ro6">
          <table:table-cell table:number-columns-repeated="897"/>
        </table:table-row>
        <table:table-row table:style-name="ro7">
          <table:table-cell table:style-name="ce59"/>
          <table:table-cell table:style-name="ce59" office:value-type="string" calcext:value-type="string">
            <text:p>Note: All homework in written format and all exams are graded by rubric.</text:p>
          </table:table-cell>
          <table:table-cell/>
          <table:table-cell table:style-name="ce59"/>
          <table:table-cell table:style-name="ce99" table:number-columns-repeated="2"/>
          <table:table-cell table:style-name="ce127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59"/>
          <table:table-cell table:style-name="ce93"/>
          <table:table-cell table:style-name="ce95" office:value-type="string" calcext:value-type="string">
            <text:p><text:s/></text:p>
          </table:table-cell>
          <table:table-cell table:style-name="ce100"/>
          <table:table-cell table:style-name="ce102"/>
          <table:table-cell/>
          <table:table-cell table:style-name="ce59" office:value-type="string" calcext:value-type="string">
            <text:p>18 Mar</text:p>
          </table:table-cell>
          <table:table-cell table:style-name="ce59" table:number-columns-repeated="3"/>
          <table:table-cell table:style-name="ce102"/>
          <table:table-cell/>
          <table:table-cell table:style-name="ce74" office:value-type="string" calcext:value-type="string">
            <text:p>25 Mar</text:p>
          </table:table-cell>
          <table:table-cell table:style-name="ce59" table:number-columns-repeated="2"/>
          <table:table-cell table:style-name="ce102"/>
          <table:table-cell/>
          <table:table-cell table:style-name="ce74" office:value-type="string" calcext:value-type="string">
            <text:p>01 Apr</text:p>
          </table:table-cell>
          <table:table-cell table:style-name="ce59" table:number-columns-repeated="4"/>
          <table:table-cell table:style-name="ce59" office:value-type="string" calcext:value-type="string">
            <text:p>08 Apr</text:p>
          </table:table-cell>
          <table:table-cell table:style-name="ce59"/>
          <table:table-cell table:style-name="ce59" office:value-type="string" calcext:value-type="string">
            <text:p>15 Apr</text:p>
          </table:table-cell>
          <table:table-cell table:style-name="ce59" table:number-columns-repeated="2"/>
          <table:table-cell table:style-name="ce59" office:value-type="string" calcext:value-type="string">
            <text:p>22 Apr</text:p>
          </table:table-cell>
          <table:table-cell table:style-name="ce59" table:number-columns-repeated="860"/>
        </table:table-row>
        <table:table-row table:style-name="ro8">
          <table:table-cell table:number-columns-repeated="4"/>
          <table:table-cell table:style-name="ce96"/>
          <table:table-cell/>
          <table:table-cell table:style-name="ce127" office:value-type="string" calcext:value-type="string">
            <text:p>Homework ==&gt;</text:p>
          </table:table-cell>
          <table:table-cell table:style-name="ce128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94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59"/>
          <table:table-cell table:style-name="ce102"/>
          <table:table-cell/>
          <table:table-cell table:style-name="ce108" office:value-type="string" calcext:value-type="string">
            <text:p>Week 10</text:p>
          </table:table-cell>
          <table:table-cell table:style-name="ce82"/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11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12</text:p>
          </table:table-cell>
          <table:table-cell table:number-columns-repeated="2"/>
          <table:table-cell table:style-name="ce102"/>
          <table:table-cell/>
          <table:table-cell table:style-name="ce108" office:value-type="string" calcext:value-type="string">
            <text:p>Week 13</text:p>
          </table:table-cell>
          <table:table-cell/>
          <table:table-cell table:style-name="ce108" office:value-type="string" calcext:value-type="string">
            <text:p>Week 14</text:p>
          </table:table-cell>
          <table:table-cell/>
          <table:table-cell table:style-name="ce102"/>
          <table:table-cell table:style-name="ce108" office:value-type="string" calcext:value-type="string">
            <text:p>Week 15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27"/>
          <table:table-cell/>
          <table:table-cell table:style-name="ce127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94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59"/>
          <table:table-cell/>
          <table:table-cell table:style-name="ce59"/>
          <table:table-cell table:number-columns-repeated="3"/>
          <table:table-cell table:style-name="ce109"/>
          <table:table-cell/>
          <table:table-cell table:style-name="ce59"/>
          <table:table-cell table:number-columns-repeated="4"/>
          <table:table-cell table:style-name="ce59"/>
          <table:table-cell table:number-columns-repeated="2"/>
          <table:table-cell table:style-name="ce109"/>
          <table:table-cell table:style-name="ce9"/>
          <table:table-cell table:style-name="ce59"/>
          <table:table-cell table:style-name="ce59" office:value-type="string" calcext:value-type="string">
            <text:p>EXAMS 3P</text:p>
          </table:table-cell>
          <table:table-cell/>
          <table:table-cell table:style-name="ce59" office:value-type="string" calcext:value-type="string">
            <text:p>EASTER <text:s/>WEEK</text:p>
          </table:table-cell>
          <table:table-cell/>
          <table:table-cell table:style-name="ce9"/>
          <table:table-cell table:style-name="ce59" office:value-type="string" calcext:value-type="string">
            <text:p>FINAL EXAMS <text:s/>WEEK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59"/>
          <table:table-cell table:style-name="ce99" office:value-type="string" calcext:value-type="string">
            <text:p>Final</text:p>
          </table:table-cell>
          <table:table-cell/>
          <table:table-cell table:style-name="ce59"/>
          <table:table-cell table:number-columns-repeated="5"/>
          <table:table-cell table:style-name="ce97"/>
          <table:table-cell table:style-name="ce103"/>
          <table:table-cell table:style-name="ce97"/>
          <table:table-cell table:number-columns-repeated="2"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 table:number-columns-repeated="3"/>
          <table:table-cell table:style-name="ce109"/>
          <table:table-cell table:style-name="ce103"/>
          <table:table-cell table:number-columns-repeated="861"/>
        </table:table-row>
        <table:table-row table:style-name="ro1">
          <table:table-cell table:number-columns-repeated="3"/>
          <table:table-cell table:style-name="ce59"/>
          <table:table-cell table:style-name="ce99" office:value-type="string" calcext:value-type="string">
            <text:p>Third Third</text:p>
          </table:table-cell>
          <table:table-cell table:style-name="ce99"/>
          <table:table-cell table:style-name="ce74" office:value-type="string" calcext:value-type="string">
            <text:p>Participation</text:p>
          </table:table-cell>
          <table:table-cell table:style-name="ce99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97" office:value-type="string" calcext:value-type="string">
            <text:p>Third Exam</text:p>
          </table:table-cell>
          <table:table-cell table:style-name="ce98"/>
          <table:table-cell table:style-name="ce104"/>
          <table:table-cell table:style-name="ce106"/>
          <table:table-cell table:style-name="ce119" office:value-type="string" calcext:value-type="string">
            <text:p>HW_07.1</text:p>
          </table:table-cell>
          <table:table-cell table:style-name="ce119" office:value-type="string" calcext:value-type="string">
            <text:p>HW_07.2</text:p>
          </table:table-cell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8.1</text:p>
          </table:table-cell>
          <table:table-cell table:style-name="ce109" office:value-type="string" calcext:value-type="string">
            <text:p>Particip.</text:p>
          </table:table-cell>
          <table:table-cell table:style-name="ce110"/>
          <table:table-cell table:style-name="ce104"/>
          <table:table-cell table:style-name="ce106"/>
          <table:table-cell table:style-name="ce119" office:value-type="string" calcext:value-type="string">
            <text:p>HW_09.1</text:p>
          </table:table-cell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10.1</text:p>
          </table:table-cell>
          <table:table-cell/>
          <table:table-cell table:style-name="ce119"/>
          <table:table-cell table:style-name="ce109"/>
          <table:table-cell table:style-name="ce104"/>
          <table:table-cell table:style-name="ce119"/>
          <table:table-cell table:number-columns-repeated="860"/>
        </table:table-row>
        <table:table-row table:style-name="ro10">
          <table:table-cell table:number-columns-repeated="3"/>
          <table:table-cell table:style-name="ce59"/>
          <table:table-cell table:style-name="Default"/>
          <table:table-cell table:style-name="ce99"/>
          <table:table-cell table:style-name="ce59" table:number-columns-repeated="3"/>
          <table:table-cell table:number-columns-repeated="2"/>
          <table:table-cell table:style-name="ce98" office:value-type="string" calcext:value-type="string">
            <text:p>\</text:p>
          </table:table-cell>
          <table:table-cell table:style-name="ce98"/>
          <table:table-cell table:style-name="ce104"/>
          <table:table-cell table:style-name="ce106"/>
          <table:table-cell table:style-name="ce110" table:number-columns-repeated="2"/>
          <table:table-cell table:style-name="ce109" table:number-columns-repeated="2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10"/>
          <table:table-cell/>
          <table:table-cell table:style-name="ce110"/>
          <table:table-cell table:style-name="ce109"/>
          <table:table-cell table:style-name="ce104"/>
          <table:table-cell table:style-name="ce110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ACOSTA PONCE ANDREA SOPHIA</text:p>
          </table:table-cell>
          <table:table-cell table:style-name="ce9" office:value-type="string" calcext:value-type="string">
            <text:p>Sophia</text:p>
          </table:table-cell>
          <table:table-cell table:style-name="ce70"/>
          <table:table-cell table:style-name="ce74"/>
          <table:table-cell table:number-columns-repeated="5"/>
          <table:table-cell table:style-name="ce9" office:value-type="string" calcext:value-type="string">
            <text:p>Sophia</text:p>
          </table:table-cell>
          <table:table-cell table:style-name="ce101" table:number-columns-repeated="2"/>
          <table:table-cell office:value-type="string" calcext:value-type="string">
            <text:p>Sophia</text:p>
          </table:table-cell>
          <table:table-cell/>
          <table:table-cell table:number-columns-repeated="2" table:style-name="ce101" office:value-type="float" office:value="10" calcext:value-type="float">
            <text:p>1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Sofi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Sofia</text:p>
          </table:table-cell>
          <table:table-cell table:number-columns-repeated="2"/>
          <table:table-cell table:style-name="ce101" table:number-columns-repeated="2"/>
          <table:table-cell table:style-name="ce9" office:value-type="string" calcext:value-type="string">
            <text:p>Sofia</text:p>
          </table:table-cell>
          <table:table-cell/>
          <table:table-cell table:style-name="ce101"/>
          <table:table-cell table:style-name="ce59"/>
          <table:table-cell table:style-name="ce101" table:number-columns-repeated="2"/>
          <table:table-cell table:style-name="ce9" office:value-type="string" calcext:value-type="string">
            <text:p>Sofia</text:p>
          </table:table-cell>
          <table:table-cell table:style-name="ce101"/>
          <table:table-cell table:number-columns-repeated="860"/>
        </table:table-row>
        <table:table-row table:style-name="ro12">
          <table:table-cell/>
          <table:table-cell table:style-name="ce6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 table:number-columns-repeated="7"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66" office:value-type="string" calcext:value-type="string">
            <text:p>Julianna</text:p>
          </table:table-cell>
          <table:table-cell table:number-columns-repeated="3"/>
          <table:table-cell table:style-name="ce101" office:value-type="float" office:value="9" calcext:value-type="float">
            <text:p>9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4"/>
          <table:table-cell table:style-name="ce66" office:value-type="string" calcext:value-type="string">
            <text:p>Julianna</text:p>
          </table:table-cell>
          <table:table-cell table:number-columns-repeated="5"/>
          <table:table-cell table:style-name="ce66" office:value-type="string" calcext:value-type="string">
            <text:p>Julianna</text:p>
          </table:table-cell>
          <table:table-cell table:number-columns-repeated="861"/>
        </table:table-row>
        <table:table-row table:style-name="ro1">
          <table:table-cell/>
          <table:table-cell table:style-name="ce63" office:value-type="string" calcext:value-type="string">
            <text:p>BARRERA AVILA DIANA LAURA</text:p>
          </table:table-cell>
          <table:table-cell table:style-name="ce9" office:value-type="string" calcext:value-type="string">
            <text:p>Diana B.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9" office:value-type="string" calcext:value-type="string">
            <text:p>Diana B.</text:p>
          </table:table-cell>
          <table:table-cell table:style-name="ce101" table:number-columns-repeated="2"/>
          <table:table-cell office:value-type="string" calcext:value-type="string">
            <text:p>Diana B.</text:p>
          </table:table-cell>
          <table:table-cell/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9.8" calcext:value-type="float">
            <text:p>9.8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ana B.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ana B.</text:p>
          </table:table-cell>
          <table:table-cell table:number-columns-repeated="2"/>
          <table:table-cell table:style-name="ce101"/>
          <table:table-cell/>
          <table:table-cell table:style-name="ce9" office:value-type="string" calcext:value-type="string">
            <text:p>Diana B.</text:p>
          </table:table-cell>
          <table:table-cell/>
          <table:table-cell table:style-name="ce101"/>
          <table:table-cell/>
          <table:table-cell table:style-name="ce101" table:number-columns-repeated="2"/>
          <table:table-cell table:style-name="ce9" office:value-type="string" calcext:value-type="string">
            <text:p>Diana B.</text:p>
          </table:table-cell>
          <table:table-cell table:style-name="ce101"/>
          <table:table-cell table:number-columns-repeated="860"/>
        </table:table-row>
        <table:table-row table:style-name="ro11">
          <table:table-cell/>
          <table:table-cell table:style-name="ce63" office:value-type="string" calcext:value-type="string">
            <text:p>BENDIMEZ DE LA TORRE PABLO </text:p>
          </table:table-cell>
          <table:table-cell table:style-name="ce9" office:value-type="string" calcext:value-type="string">
            <text:p>Pablo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9"/>
          <table:table-cell table:style-name="ce72"/>
          <table:table-cell/>
          <table:table-cell table:style-name="ce9" office:value-type="string" calcext:value-type="string">
            <text:p>Pablo</text:p>
          </table:table-cell>
          <table:table-cell table:style-name="ce101" table:number-columns-repeated="2"/>
          <table:table-cell office:value-type="string" calcext:value-type="string">
            <text:p>Pablo</text:p>
          </table:table-cell>
          <table:table-cell/>
          <table:table-cell table:style-name="ce101"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Pablo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Pablo</text:p>
          </table:table-cell>
          <table:table-cell table:number-columns-repeated="2"/>
          <table:table-cell table:style-name="ce101" table:number-columns-repeated="2"/>
          <table:table-cell table:style-name="ce9" office:value-type="string" calcext:value-type="string">
            <text:p>Pablo</text:p>
          </table:table-cell>
          <table:table-cell/>
          <table:table-cell table:style-name="ce101"/>
          <table:table-cell table:style-name="ce59"/>
          <table:table-cell table:style-name="ce101" table:number-columns-repeated="2"/>
          <table:table-cell table:style-name="ce9" office:value-type="string" calcext:value-type="string">
            <text:p>Pablo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ABAS UGARTE CARLA ALEXANDRA</text:p>
          </table:table-cell>
          <table:table-cell table:style-name="ce9" office:value-type="string" calcext:value-type="string">
            <text:p>Carl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9" office:value-type="string" calcext:value-type="string">
            <text:p>Carla</text:p>
          </table:table-cell>
          <table:table-cell table:style-name="ce101" table:number-columns-repeated="2"/>
          <table:table-cell office:value-type="string" calcext:value-type="string">
            <text:p>Carla</text:p>
          </table:table-cell>
          <table:table-cell/>
          <table:table-cell table:style-name="ce101" office:value-type="float" office:value="9.9" calcext:value-type="float">
            <text:p>9.9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Carl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Carla</text:p>
          </table:table-cell>
          <table:table-cell table:number-columns-repeated="2"/>
          <table:table-cell table:style-name="ce101"/>
          <table:table-cell/>
          <table:table-cell table:style-name="ce9" office:value-type="string" calcext:value-type="string">
            <text:p>Carla</text:p>
          </table:table-cell>
          <table:table-cell/>
          <table:table-cell table:style-name="ce101"/>
          <table:table-cell/>
          <table:table-cell table:style-name="ce101" table:number-columns-repeated="2"/>
          <table:table-cell table:style-name="ce9" office:value-type="string" calcext:value-type="string">
            <text:p>Carla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ASTILLERO LOPEZ ERIKA </text:p>
          </table:table-cell>
          <table:table-cell table:style-name="ce9" office:value-type="string" calcext:value-type="string">
            <text:p>Erika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9"/>
          <table:table-cell table:style-name="ce72"/>
          <table:table-cell/>
          <table:table-cell table:style-name="ce9" office:value-type="string" calcext:value-type="string">
            <text:p>Erika</text:p>
          </table:table-cell>
          <table:table-cell table:style-name="ce101" table:number-columns-repeated="2"/>
          <table:table-cell office:value-type="string" calcext:value-type="string">
            <text:p>Erika</text:p>
          </table:table-cell>
          <table:table-cell/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9.9" calcext:value-type="float">
            <text:p>9.9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Erik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Erika</text:p>
          </table:table-cell>
          <table:table-cell table:number-columns-repeated="2"/>
          <table:table-cell table:style-name="ce101" table:number-columns-repeated="2"/>
          <table:table-cell table:style-name="ce9" office:value-type="string" calcext:value-type="string">
            <text:p>Erika</text:p>
          </table:table-cell>
          <table:table-cell/>
          <table:table-cell table:style-name="ce101"/>
          <table:table-cell table:style-name="ce59"/>
          <table:table-cell table:style-name="ce101" table:number-columns-repeated="2"/>
          <table:table-cell table:style-name="ce9" office:value-type="string" calcext:value-type="string">
            <text:p>Erika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HAVEZ MARTINEZ DIANA EDITH</text:p>
          </table:table-cell>
          <table:table-cell table:style-name="ce9" office:value-type="string" calcext:value-type="string">
            <text:p>Diana C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9" office:value-type="string" calcext:value-type="string">
            <text:p>Diana C.</text:p>
          </table:table-cell>
          <table:table-cell table:style-name="ce101" table:number-columns-repeated="2"/>
          <table:table-cell office:value-type="string" calcext:value-type="string">
            <text:p>Diana C.</text:p>
          </table:table-cell>
          <table:table-cell/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ana C.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ana C.</text:p>
          </table:table-cell>
          <table:table-cell table:number-columns-repeated="2"/>
          <table:table-cell table:style-name="ce101"/>
          <table:table-cell/>
          <table:table-cell table:style-name="ce9" office:value-type="string" calcext:value-type="string">
            <text:p>Diana C.</text:p>
          </table:table-cell>
          <table:table-cell/>
          <table:table-cell table:style-name="ce101"/>
          <table:table-cell/>
          <table:table-cell table:style-name="ce101" table:number-columns-repeated="2"/>
          <table:table-cell table:style-name="ce9" office:value-type="string" calcext:value-type="string">
            <text:p>Diana C.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RUZ ABAD PAULA FERNANDA</text:p>
          </table:table-cell>
          <table:table-cell table:style-name="ce9" office:value-type="string" calcext:value-type="string">
            <text:p>Paula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9"/>
          <table:table-cell table:style-name="ce72"/>
          <table:table-cell/>
          <table:table-cell table:style-name="ce9" office:value-type="string" calcext:value-type="string">
            <text:p>Paula?</text:p>
          </table:table-cell>
          <table:table-cell table:style-name="ce101" table:number-columns-repeated="2"/>
          <table:table-cell office:value-type="string" calcext:value-type="string">
            <text:p>Paula</text:p>
          </table:table-cell>
          <table:table-cell/>
          <table:table-cell table:style-name="ce101" office:value-type="float" office:value="9.5" calcext:value-type="float">
            <text:p>9.5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Paul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Paula</text:p>
          </table:table-cell>
          <table:table-cell table:number-columns-repeated="2"/>
          <table:table-cell table:style-name="ce101" table:number-columns-repeated="2"/>
          <table:table-cell table:style-name="ce9" office:value-type="string" calcext:value-type="string">
            <text:p>Paula</text:p>
          </table:table-cell>
          <table:table-cell/>
          <table:table-cell table:style-name="ce101"/>
          <table:table-cell table:style-name="ce59"/>
          <table:table-cell table:style-name="ce101" table:number-columns-repeated="2"/>
          <table:table-cell table:style-name="ce9" office:value-type="string" calcext:value-type="string">
            <text:p>Paula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RUZ URIBE ANGEL SEBASTIAN</text:p>
          </table:table-cell>
          <table:table-cell table:style-name="ce9" office:value-type="string" calcext:value-type="string">
            <text:p>Angel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9" office:value-type="string" calcext:value-type="string">
            <text:p>Angel</text:p>
          </table:table-cell>
          <table:table-cell table:style-name="ce101" table:number-columns-repeated="2"/>
          <table:table-cell office:value-type="string" calcext:value-type="string">
            <text:p>Angel</text:p>
          </table:table-cell>
          <table:table-cell/>
          <table:table-cell table:style-name="ce101" office:value-type="float" office:value="9.9" calcext:value-type="float">
            <text:p>9.9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Angel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Angel</text:p>
          </table:table-cell>
          <table:table-cell table:number-columns-repeated="2"/>
          <table:table-cell table:style-name="ce101"/>
          <table:table-cell/>
          <table:table-cell table:style-name="ce9" office:value-type="string" calcext:value-type="string">
            <text:p>Angel</text:p>
          </table:table-cell>
          <table:table-cell/>
          <table:table-cell table:style-name="ce101"/>
          <table:table-cell/>
          <table:table-cell table:style-name="ce101" table:number-columns-repeated="2"/>
          <table:table-cell table:style-name="ce9" office:value-type="string" calcext:value-type="string">
            <text:p>Angel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DE LA FUENTE SOSA NAHOMI </text:p>
          </table:table-cell>
          <table:table-cell table:style-name="ce9" office:value-type="string" calcext:value-type="string">
            <text:p>Nahomi</text:p>
          </table:table-cell>
          <table:table-cell table:style-name="ce70"/>
          <table:table-cell table:style-name="ce74"/>
          <table:table-cell/>
          <table:table-cell table:style-name="ce171"/>
          <table:table-cell table:style-name="ce59"/>
          <table:table-cell table:style-name="ce72"/>
          <table:table-cell/>
          <table:table-cell table:style-name="ce9" office:value-type="string" calcext:value-type="string">
            <text:p>Nahomi</text:p>
          </table:table-cell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11"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table:number-columns-repeated="2"/>
          <table:table-cell table:style-name="ce9" office:value-type="string" calcext:value-type="string">
            <text:p>Nahomi</text:p>
          </table:table-cell>
          <table:table-cell/>
          <table:table-cell table:style-name="ce111"/>
          <table:table-cell table:style-name="ce59"/>
          <table:table-cell table:style-name="ce111"/>
          <table:table-cell table:style-name="ce101"/>
          <table:table-cell table:style-name="ce9" office:value-type="string" calcext:value-type="string">
            <text:p>Nahomi</text:p>
          </table:table-cell>
          <table:table-cell table:style-name="ce11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FLORES DUPINET CECILIA </text:p>
          </table:table-cell>
          <table:table-cell table:style-name="ce9" office:value-type="string" calcext:value-type="string">
            <text:p>Ceci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9" office:value-type="string" calcext:value-type="string">
            <text:p>Ceci</text:p>
          </table:table-cell>
          <table:table-cell table:style-name="ce101" table:number-columns-repeated="2"/>
          <table:table-cell office:value-type="string" calcext:value-type="string">
            <text:p>Ceci</text:p>
          </table:table-cell>
          <table:table-cell/>
          <table:table-cell table:number-columns-repeated="2" table:style-name="ce101" office:value-type="float" office:value="10" calcext:value-type="float">
            <text:p>1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Ceci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Ceci</text:p>
          </table:table-cell>
          <table:table-cell table:number-columns-repeated="2"/>
          <table:table-cell table:style-name="ce101"/>
          <table:table-cell/>
          <table:table-cell table:style-name="ce9" office:value-type="string" calcext:value-type="string">
            <text:p>Ceci</text:p>
          </table:table-cell>
          <table:table-cell/>
          <table:table-cell table:style-name="ce101"/>
          <table:table-cell/>
          <table:table-cell table:style-name="ce101" table:number-columns-repeated="2"/>
          <table:table-cell table:style-name="ce9" office:value-type="string" calcext:value-type="string">
            <text:p>Ceci</text:p>
          </table:table-cell>
          <table:table-cell table:style-name="ce101"/>
          <table:table-cell table:number-columns-repeated="860"/>
        </table:table-row>
        <table:table-row table:style-name="ro3">
          <table:table-cell/>
          <table:table-cell table:style-name="ce63" office:value-type="string" calcext:value-type="string">
            <text:p>LAMONT MARTINEZ MARLEN GUADALUPE</text:p>
          </table:table-cell>
          <table:table-cell table:style-name="ce9" office:value-type="string" calcext:value-type="string">
            <text:p>Marlen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9"/>
          <table:table-cell table:style-name="ce72"/>
          <table:table-cell/>
          <table:table-cell table:style-name="ce9" office:value-type="string" calcext:value-type="string">
            <text:p>Marlen</text:p>
          </table:table-cell>
          <table:table-cell table:style-name="ce101" table:number-columns-repeated="2"/>
          <table:table-cell office:value-type="string" calcext:value-type="string">
            <text:p>Marlen</text:p>
          </table:table-cell>
          <table:table-cell/>
          <table:table-cell table:style-name="ce101"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Marlen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Marlen</text:p>
          </table:table-cell>
          <table:table-cell table:number-columns-repeated="2"/>
          <table:table-cell table:style-name="ce101" table:number-columns-repeated="2"/>
          <table:table-cell table:style-name="ce9" office:value-type="string" calcext:value-type="string">
            <text:p>Marlen</text:p>
          </table:table-cell>
          <table:table-cell/>
          <table:table-cell table:style-name="ce101"/>
          <table:table-cell table:style-name="ce59"/>
          <table:table-cell table:style-name="ce101" table:number-columns-repeated="2"/>
          <table:table-cell table:style-name="ce9" office:value-type="string" calcext:value-type="string">
            <text:p>Marlen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OBRAJERO DOMINGUEZ SAMIR JONATHAN</text:p>
          </table:table-cell>
          <table:table-cell table:style-name="ce9" office:value-type="string" calcext:value-type="string">
            <text:p>Samir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9" office:value-type="string" calcext:value-type="string">
            <text:p>Samir</text:p>
          </table:table-cell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99"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74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122"/>
          <table:table-cell table:style-name="ce101"/>
          <table:table-cell/>
          <table:table-cell table:style-name="ce9" office:value-type="string" calcext:value-type="string">
            <text:p>Samir</text:p>
          </table:table-cell>
          <table:table-cell/>
          <table:table-cell table:style-name="ce99"/>
          <table:table-cell/>
          <table:table-cell table:style-name="ce99"/>
          <table:table-cell table:style-name="ce101"/>
          <table:table-cell table:style-name="ce9" office:value-type="string" calcext:value-type="string">
            <text:p>Samir</text:p>
          </table:table-cell>
          <table:table-cell table:style-name="ce99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PACHECO RODRIGUEZ ALEJANDRA </text:p>
          </table:table-cell>
          <table:table-cell table:style-name="ce68" office:value-type="string" calcext:value-type="string">
            <text:p>Ale</text:p>
          </table:table-cell>
          <table:table-cell table:style-name="ce71" table:number-columns-repeated="3"/>
          <table:table-cell table:style-name="ce72"/>
          <table:table-cell table:style-name="ce59"/>
          <table:table-cell table:style-name="ce72"/>
          <table:table-cell/>
          <table:table-cell table:style-name="ce68" office:value-type="string" calcext:value-type="string">
            <text:p>Ale</text:p>
          </table:table-cell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/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9.9" calcext:value-type="float">
            <text:p>9.9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 table:number-columns-repeated="2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/>
          <table:table-cell table:style-name="ce101"/>
          <table:table-cell table:style-name="ce59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PEREZ MANZANO DANAE NAHOMI</text:p>
          </table:table-cell>
          <table:table-cell table:style-name="ce9" office:value-type="string" calcext:value-type="string">
            <text:p>Dan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9" office:value-type="string" calcext:value-type="string">
            <text:p>Dana</text:p>
          </table:table-cell>
          <table:table-cell table:style-name="ce101" table:number-columns-repeated="2"/>
          <table:table-cell office:value-type="string" calcext:value-type="string">
            <text:p>Dana</text:p>
          </table:table-cell>
          <table:table-cell/>
          <table:table-cell table:style-name="ce101"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an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ana</text:p>
          </table:table-cell>
          <table:table-cell table:number-columns-repeated="2"/>
          <table:table-cell table:style-name="ce101"/>
          <table:table-cell/>
          <table:table-cell table:style-name="ce9" office:value-type="string" calcext:value-type="string">
            <text:p>Dana</text:p>
          </table:table-cell>
          <table:table-cell/>
          <table:table-cell table:style-name="ce101"/>
          <table:table-cell/>
          <table:table-cell table:style-name="ce101" table:number-columns-repeated="2"/>
          <table:table-cell table:style-name="ce9" office:value-type="string" calcext:value-type="string">
            <text:p>Dana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9" office:value-type="string" calcext:value-type="string">
            <text:p>Jackie</text:p>
          </table:table-cell>
          <table:table-cell/>
          <table:table-cell table:style-name="Default" table:number-columns-repeated="2"/>
          <table:table-cell table:style-name="ce72" table:number-columns-repeated="3"/>
          <table:table-cell/>
          <table:table-cell table:style-name="ce9" office:value-type="string" calcext:value-type="string">
            <text:p>Nancy</text:p>
          </table:table-cell>
          <table:table-cell table:style-name="ce101" table:number-columns-repeated="2"/>
          <table:table-cell office:value-type="string" calcext:value-type="string">
            <text:p>Nancy</text:p>
          </table:table-cell>
          <table:table-cell/>
          <table:table-cell table:style-name="ce101" office:value-type="float" office:value="9.5" calcext:value-type="float">
            <text:p>9.5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Nancy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Nancy</text:p>
          </table:table-cell>
          <table:table-cell table:number-columns-repeated="2"/>
          <table:table-cell table:style-name="ce101"/>
          <table:table-cell/>
          <table:table-cell table:style-name="ce9" office:value-type="string" calcext:value-type="string">
            <text:p>Nancy</text:p>
          </table:table-cell>
          <table:table-cell/>
          <table:table-cell table:style-name="ce101"/>
          <table:table-cell/>
          <table:table-cell table:style-name="ce101" table:number-columns-repeated="2"/>
          <table:table-cell table:style-name="ce9" office:value-type="string" calcext:value-type="string">
            <text:p>Nancy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SOTO HERNANDEZ LESLIE SARAI</text:p>
          </table:table-cell>
          <table:table-cell table:style-name="ce9" office:value-type="string" calcext:value-type="string">
            <text:p>Leslie</text:p>
          </table:table-cell>
          <table:table-cell/>
          <table:table-cell table:style-name="ce74"/>
          <table:table-cell table:number-columns-repeated="5"/>
          <table:table-cell table:style-name="ce9" office:value-type="string" calcext:value-type="string">
            <text:p>Leslie</text:p>
          </table:table-cell>
          <table:table-cell table:style-name="ce101" table:number-columns-repeated="2"/>
          <table:table-cell office:value-type="string" calcext:value-type="string">
            <text:p>Leslie</text:p>
          </table:table-cell>
          <table:table-cell/>
          <table:table-cell table:style-name="ce101" office:value-type="float" office:value="9.9" calcext:value-type="float">
            <text:p>9.9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Leslie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Leslie</text:p>
          </table:table-cell>
          <table:table-cell table:number-columns-repeated="2"/>
          <table:table-cell table:style-name="ce101"/>
          <table:table-cell/>
          <table:table-cell table:style-name="ce9" office:value-type="string" calcext:value-type="string">
            <text:p>Leslie</text:p>
          </table:table-cell>
          <table:table-cell/>
          <table:table-cell table:style-name="ce101"/>
          <table:table-cell/>
          <table:table-cell table:style-name="ce101" table:number-columns-repeated="2"/>
          <table:table-cell table:style-name="ce9" office:value-type="string" calcext:value-type="string">
            <text:p>Leslie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VELAZQUEZ CORONA REBECCA </text:p>
          </table:table-cell>
          <table:table-cell table:style-name="ce9" office:value-type="string" calcext:value-type="string">
            <text:p>Bec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9" office:value-type="string" calcext:value-type="string">
            <text:p>Beca</text:p>
          </table:table-cell>
          <table:table-cell table:style-name="ce101" table:number-columns-repeated="2"/>
          <table:table-cell office:value-type="string" calcext:value-type="string">
            <text:p>Beca</text:p>
          </table:table-cell>
          <table:table-cell/>
          <table:table-cell table:number-columns-repeated="2" table:style-name="ce101" office:value-type="float" office:value="10" calcext:value-type="float">
            <text:p>1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Bec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Beca</text:p>
          </table:table-cell>
          <table:table-cell table:number-columns-repeated="2"/>
          <table:table-cell table:style-name="ce101"/>
          <table:table-cell/>
          <table:table-cell table:style-name="ce9" office:value-type="string" calcext:value-type="string">
            <text:p>Beca</text:p>
          </table:table-cell>
          <table:table-cell/>
          <table:table-cell table:style-name="ce101"/>
          <table:table-cell/>
          <table:table-cell table:style-name="ce101" table:number-columns-repeated="2"/>
          <table:table-cell table:style-name="ce9" office:value-type="string" calcext:value-type="string">
            <text:p>Beca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/>
          <table:table-cell table:style-name="ce9"/>
          <table:table-cell table:style-name="ce70"/>
          <table:table-cell table:style-name="ce74"/>
          <table:table-cell table:number-columns-repeated="5"/>
          <table:table-cell table:style-name="ce9"/>
          <table:table-cell table:style-name="ce101" table:number-columns-repeated="2"/>
          <table:table-cell table:number-columns-repeated="2"/>
          <table:table-cell table:style-name="ce101" table:number-columns-repeated="4"/>
          <table:table-cell table:number-columns-repeated="3"/>
          <table:table-cell table:style-name="ce101" table:number-columns-repeated="2"/>
          <table:table-cell table:number-columns-repeated="3"/>
          <table:table-cell table:style-name="ce101" table:number-columns-repeated="2"/>
          <table:table-cell table:style-name="ce9"/>
          <table:table-cell/>
          <table:table-cell table:style-name="ce101"/>
          <table:table-cell table:style-name="ce59"/>
          <table:table-cell table:number-columns-repeated="864"/>
        </table:table-row>
        <table:table-row table:style-name="ro1">
          <table:table-cell table:number-columns-repeated="4"/>
          <table:table-cell table:style-name="ce128"/>
          <table:table-cell table:number-columns-repeated="892"/>
        </table:table-row>
        <table:table-row table:style-name="ro9">
          <table:table-cell/>
          <table:table-cell table:style-name="ce64" office:value-type="string" calcext:value-type="string">
            <text:p>NB</text:p>
          </table:table-cell>
          <table:table-cell table:number-columns-repeated="895"/>
        </table:table-row>
        <table:table-row table:style-name="ro13">
          <table:table-cell/>
          <table:table-cell table:style-name="ce65" office:value-type="string" calcext:value-type="string">
            <text:p>1) <text:s text:c="2"/>Various students grades adjusted upward based on exam (bc only one HW)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34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25T12:33:50.666538754</dc:date>
    <meta:editing-duration>P2DT20H31M40S</meta:editing-duration>
    <meta:editing-cycles>531</meta:editing-cycles>
    <meta:generator>LibreOffice/7.3.7.2$Linux_X86_64 LibreOffice_project/30$Build-2</meta:generator>
    <meta:document-statistic meta:table-count="3" meta:cell-count="1079" meta:object-count="0"/>
  </office:meta>
</office:document-meta>
</file>